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50" calcext:value-type="float">
            <text:p>1150</text:p>
          </table:table-cell>
          <table:table-cell office:value-type="float" office:value="1183" calcext:value-type="float">
            <text:p>1183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$A1]-[.B1]" office:value-type="float" office:value="-169" calcext:value-type="float">
            <text:p>-169</text:p>
          </table:table-cell>
          <table:table-cell table:formula="of:=[.$A1]-[.C1]" office:value-type="float" office:value="-202" calcext:value-type="float">
            <text:p>-202</text:p>
          </table:table-cell>
          <table:table-cell table:formula="of:=[.$A1]-[.D1]" office:value-type="float" office:value="-169" calcext:value-type="float">
            <text:p>-169</text:p>
          </table:table-cell>
          <table:table-cell/>
          <table:table-cell table:formula="of:=([.F1]*100)/[.$A1]" office:value-type="float" office:value="-17.2273190621814" calcext:value-type="float">
            <text:p>-17.2273190622</text:p>
          </table:table-cell>
          <table:table-cell table:formula="of:=([.G1]*100)/[.$A1]" office:value-type="float" office:value="-20.5912334352701" calcext:value-type="float">
            <text:p>-20.5912334353</text:p>
          </table:table-cell>
          <table:table-cell table:formula="of:=([.H1]*100)/[.$A1]" office:value-type="float" office:value="-17.2273190621814" calcext:value-type="float">
            <text:p>-17.227319062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46" calcext:value-type="float">
            <text:p>1046</text:p>
          </table:table-cell>
          <table:table-cell office:value-type="float" office:value="985" calcext:value-type="float">
            <text:p>985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[.$A2]-[.B2]" office:value-type="float" office:value="-141" calcext:value-type="float">
            <text:p>-141</text:p>
          </table:table-cell>
          <table:table-cell table:formula="of:=[.$A2]-[.C2]" office:value-type="float" office:value="-80" calcext:value-type="float">
            <text:p>-80</text:p>
          </table:table-cell>
          <table:table-cell table:formula="of:=[.$A2]-[.D2]" office:value-type="float" office:value="-141" calcext:value-type="float">
            <text:p>-141</text:p>
          </table:table-cell>
          <table:table-cell/>
          <table:table-cell table:formula="of:=([.F2]*100)/[.$A2]" office:value-type="float" office:value="-15.5801104972376" calcext:value-type="float">
            <text:p>-15.5801104972</text:p>
          </table:table-cell>
          <table:table-cell table:formula="of:=([.G2]*100)/[.$A2]" office:value-type="float" office:value="-8.83977900552486" calcext:value-type="float">
            <text:p>-8.8397790055</text:p>
          </table:table-cell>
          <table:table-cell table:formula="of:=([.H2]*100)/[.$A2]" office:value-type="float" office:value="-15.5801104972376" calcext:value-type="float">
            <text:p>-15.580110497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91" calcext:value-type="float">
            <text:p>991</text:p>
          </table:table-cell>
          <table:table-cell office:value-type="float" office:value="953" calcext:value-type="float">
            <text:p>953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$A3]-[.B3]" office:value-type="float" office:value="-137" calcext:value-type="float">
            <text:p>-137</text:p>
          </table:table-cell>
          <table:table-cell table:formula="of:=[.$A3]-[.C3]" office:value-type="float" office:value="-99" calcext:value-type="float">
            <text:p>-99</text:p>
          </table:table-cell>
          <table:table-cell table:formula="of:=[.$A3]-[.D3]" office:value-type="float" office:value="-34" calcext:value-type="float">
            <text:p>-34</text:p>
          </table:table-cell>
          <table:table-cell/>
          <table:table-cell table:formula="of:=([.F3]*100)/[.$A3]" office:value-type="float" office:value="-16.0421545667447" calcext:value-type="float">
            <text:p>-16.0421545667</text:p>
          </table:table-cell>
          <table:table-cell table:formula="of:=([.G3]*100)/[.$A3]" office:value-type="float" office:value="-11.5925058548009" calcext:value-type="float">
            <text:p>-11.5925058548</text:p>
          </table:table-cell>
          <table:table-cell table:formula="of:=([.H3]*100)/[.$A3]" office:value-type="float" office:value="-3.98126463700234" calcext:value-type="float">
            <text:p>-3.9812646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29" calcext:value-type="float">
            <text:p>1129</text:p>
          </table:table-cell>
          <table:table-cell office:value-type="float" office:value="1038" calcext:value-type="float">
            <text:p>1038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$A4]-[.B4]" office:value-type="float" office:value="-200" calcext:value-type="float">
            <text:p>-200</text:p>
          </table:table-cell>
          <table:table-cell table:formula="of:=[.$A4]-[.C4]" office:value-type="float" office:value="-109" calcext:value-type="float">
            <text:p>-109</text:p>
          </table:table-cell>
          <table:table-cell table:formula="of:=[.$A4]-[.D4]" office:value-type="float" office:value="-56" calcext:value-type="float">
            <text:p>-56</text:p>
          </table:table-cell>
          <table:table-cell/>
          <table:table-cell table:formula="of:=([.F4]*100)/[.$A4]" office:value-type="float" office:value="-21.5285252960172" calcext:value-type="float">
            <text:p>-21.528525296</text:p>
          </table:table-cell>
          <table:table-cell table:formula="of:=([.G4]*100)/[.$A4]" office:value-type="float" office:value="-11.7330462863294" calcext:value-type="float">
            <text:p>-11.7330462863</text:p>
          </table:table-cell>
          <table:table-cell table:formula="of:=([.H4]*100)/[.$A4]" office:value-type="float" office:value="-6.02798708288482" calcext:value-type="float">
            <text:p>-6.027987082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32" calcext:value-type="float">
            <text:p>1232</text:p>
          </table:table-cell>
          <table:table-cell office:value-type="float" office:value="1017" calcext:value-type="float">
            <text:p>1017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[.$A5]-[.B5]" office:value-type="float" office:value="-396" calcext:value-type="float">
            <text:p>-396</text:p>
          </table:table-cell>
          <table:table-cell table:formula="of:=[.$A5]-[.C5]" office:value-type="float" office:value="-181" calcext:value-type="float">
            <text:p>-181</text:p>
          </table:table-cell>
          <table:table-cell table:formula="of:=[.$A5]-[.D5]" office:value-type="float" office:value="-102" calcext:value-type="float">
            <text:p>-102</text:p>
          </table:table-cell>
          <table:table-cell/>
          <table:table-cell table:formula="of:=([.F5]*100)/[.$A5]" office:value-type="float" office:value="-47.3684210526316" calcext:value-type="float">
            <text:p>-47.3684210526</text:p>
          </table:table-cell>
          <table:table-cell table:formula="of:=([.G5]*100)/[.$A5]" office:value-type="float" office:value="-21.6507177033493" calcext:value-type="float">
            <text:p>-21.6507177033</text:p>
          </table:table-cell>
          <table:table-cell table:formula="of:=([.H5]*100)/[.$A5]" office:value-type="float" office:value="-12.200956937799" calcext:value-type="float">
            <text:p>-12.200956937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03" calcext:value-type="float">
            <text:p>1103</text:p>
          </table:table-cell>
          <table:table-cell office:value-type="float" office:value="829" calcext:value-type="float">
            <text:p>829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$A6]-[.B6]" office:value-type="float" office:value="-274" calcext:value-type="float">
            <text:p>-274</text:p>
          </table:table-cell>
          <table:table-cell table:formula="of:=[.$A6]-[.C6]" office:value-type="float" office:value="0" calcext:value-type="float">
            <text:p>0</text:p>
          </table:table-cell>
          <table:table-cell table:formula="of:=[.$A6]-[.D6]" office:value-type="float" office:value="-104" calcext:value-type="float">
            <text:p>-104</text:p>
          </table:table-cell>
          <table:table-cell/>
          <table:table-cell table:formula="of:=([.F6]*100)/[.$A6]" office:value-type="float" office:value="-33.0518697225573" calcext:value-type="float">
            <text:p>-33.0518697226</text:p>
          </table:table-cell>
          <table:table-cell table:formula="of:=([.G6]*100)/[.$A6]" office:value-type="float" office:value="0" calcext:value-type="float">
            <text:p>0</text:p>
          </table:table-cell>
          <table:table-cell table:formula="of:=([.H6]*100)/[.$A6]" office:value-type="float" office:value="-12.5452352231604" calcext:value-type="float">
            <text:p>-12.54523522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20" calcext:value-type="float">
            <text:p>1320</text:p>
          </table:table-cell>
          <table:table-cell office:value-type="float" office:value="1084" calcext:value-type="float">
            <text:p>1084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[.$A7]-[.B7]" office:value-type="float" office:value="-420" calcext:value-type="float">
            <text:p>-420</text:p>
          </table:table-cell>
          <table:table-cell table:formula="of:=[.$A7]-[.C7]" office:value-type="float" office:value="-184" calcext:value-type="float">
            <text:p>-184</text:p>
          </table:table-cell>
          <table:table-cell table:formula="of:=[.$A7]-[.D7]" office:value-type="float" office:value="-38" calcext:value-type="float">
            <text:p>-38</text:p>
          </table:table-cell>
          <table:table-cell/>
          <table:table-cell table:formula="of:=([.F7]*100)/[.$A7]" office:value-type="float" office:value="-46.6666666666667" calcext:value-type="float">
            <text:p>-46.6666666667</text:p>
          </table:table-cell>
          <table:table-cell table:formula="of:=([.G7]*100)/[.$A7]" office:value-type="float" office:value="-20.4444444444444" calcext:value-type="float">
            <text:p>-20.4444444444</text:p>
          </table:table-cell>
          <table:table-cell table:formula="of:=([.H7]*100)/[.$A7]" office:value-type="float" office:value="-4.22222222222222" calcext:value-type="float">
            <text:p>-4.222222222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22" calcext:value-type="float">
            <text:p>1422</text:p>
          </table:table-cell>
          <table:table-cell office:value-type="float" office:value="1085" calcext:value-type="float">
            <text:p>1085</text:p>
          </table:table-cell>
          <table:table-cell office:value-type="float" office:value="1170" calcext:value-type="float">
            <text:p>1170</text:p>
          </table:table-cell>
          <table:table-cell/>
          <table:table-cell table:formula="of:=[.$A8]-[.B8]" office:value-type="float" office:value="-408" calcext:value-type="float">
            <text:p>-408</text:p>
          </table:table-cell>
          <table:table-cell table:formula="of:=[.$A8]-[.C8]" office:value-type="float" office:value="-71" calcext:value-type="float">
            <text:p>-71</text:p>
          </table:table-cell>
          <table:table-cell table:formula="of:=[.$A8]-[.D8]" office:value-type="float" office:value="-156" calcext:value-type="float">
            <text:p>-156</text:p>
          </table:table-cell>
          <table:table-cell/>
          <table:table-cell table:formula="of:=([.F8]*100)/[.$A8]" office:value-type="float" office:value="-40.2366863905325" calcext:value-type="float">
            <text:p>-40.2366863905</text:p>
          </table:table-cell>
          <table:table-cell table:formula="of:=([.G8]*100)/[.$A8]" office:value-type="float" office:value="-7.00197238658777" calcext:value-type="float">
            <text:p>-7.0019723866</text:p>
          </table:table-cell>
          <table:table-cell table:formula="of:=([.H8]*100)/[.$A8]" office:value-type="float" office:value="-15.3846153846154" calcext:value-type="float">
            <text:p>-15.38461538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86" calcext:value-type="float">
            <text:p>986</text:p>
          </table:table-cell>
          <table:table-cell office:value-type="float" office:value="968" calcext:value-type="float">
            <text:p>968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$A9]-[.B9]" office:value-type="float" office:value="-146" calcext:value-type="float">
            <text:p>-146</text:p>
          </table:table-cell>
          <table:table-cell table:formula="of:=[.$A9]-[.C9]" office:value-type="float" office:value="-128" calcext:value-type="float">
            <text:p>-128</text:p>
          </table:table-cell>
          <table:table-cell table:formula="of:=[.$A9]-[.D9]" office:value-type="float" office:value="-146" calcext:value-type="float">
            <text:p>-146</text:p>
          </table:table-cell>
          <table:table-cell/>
          <table:table-cell table:formula="of:=([.F9]*100)/[.$A9]" office:value-type="float" office:value="-17.3809523809524" calcext:value-type="float">
            <text:p>-17.380952381</text:p>
          </table:table-cell>
          <table:table-cell table:formula="of:=([.G9]*100)/[.$A9]" office:value-type="float" office:value="-15.2380952380952" calcext:value-type="float">
            <text:p>-15.2380952381</text:p>
          </table:table-cell>
          <table:table-cell table:formula="of:=([.H9]*100)/[.$A9]" office:value-type="float" office:value="-17.3809523809524" calcext:value-type="float">
            <text:p>-17.38095238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62" calcext:value-type="float">
            <text:p>962</text:p>
          </table:table-cell>
          <table:table-cell office:value-type="float" office:value="858" calcext:value-type="float">
            <text:p>858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$A10]-[.B10]" office:value-type="float" office:value="-165" calcext:value-type="float">
            <text:p>-165</text:p>
          </table:table-cell>
          <table:table-cell table:formula="of:=[.$A10]-[.C10]" office:value-type="float" office:value="-61" calcext:value-type="float">
            <text:p>-61</text:p>
          </table:table-cell>
          <table:table-cell table:formula="of:=[.$A10]-[.D10]" office:value-type="float" office:value="-42" calcext:value-type="float">
            <text:p>-42</text:p>
          </table:table-cell>
          <table:table-cell/>
          <table:table-cell table:formula="of:=([.F10]*100)/[.$A10]" office:value-type="float" office:value="-20.702634880803" calcext:value-type="float">
            <text:p>-20.7026348808</text:p>
          </table:table-cell>
          <table:table-cell table:formula="of:=([.G10]*100)/[.$A10]" office:value-type="float" office:value="-7.65370138017566" calcext:value-type="float">
            <text:p>-7.6537013802</text:p>
          </table:table-cell>
          <table:table-cell table:formula="of:=([.H10]*100)/[.$A10]" office:value-type="float" office:value="-5.26976160602259" calcext:value-type="float">
            <text:p>-5.2697616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17" calcext:value-type="float">
            <text:p>1117</text:p>
          </table:table-cell>
          <table:table-cell office:value-type="float" office:value="1081" calcext:value-type="float">
            <text:p>1081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$A11]-[.B11]" office:value-type="float" office:value="-215" calcext:value-type="float">
            <text:p>-215</text:p>
          </table:table-cell>
          <table:table-cell table:formula="of:=[.$A11]-[.C11]" office:value-type="float" office:value="-179" calcext:value-type="float">
            <text:p>-179</text:p>
          </table:table-cell>
          <table:table-cell table:formula="of:=[.$A11]-[.D11]" office:value-type="float" office:value="-207" calcext:value-type="float">
            <text:p>-207</text:p>
          </table:table-cell>
          <table:table-cell/>
          <table:table-cell table:formula="of:=([.F11]*100)/[.$A11]" office:value-type="float" office:value="-23.8359201773836" calcext:value-type="float">
            <text:p>-23.8359201774</text:p>
          </table:table-cell>
          <table:table-cell table:formula="of:=([.G11]*100)/[.$A11]" office:value-type="float" office:value="-19.8447893569845" calcext:value-type="float">
            <text:p>-19.844789357</text:p>
          </table:table-cell>
          <table:table-cell table:formula="of:=([.H11]*100)/[.$A11]" office:value-type="float" office:value="-22.9490022172949" calcext:value-type="float">
            <text:p>-22.94900221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96" calcext:value-type="float">
            <text:p>996</text:p>
          </table:table-cell>
          <table:table-cell office:value-type="float" office:value="982" calcext:value-type="float">
            <text:p>982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$A12]-[.B12]" office:value-type="float" office:value="-114" calcext:value-type="float">
            <text:p>-114</text:p>
          </table:table-cell>
          <table:table-cell table:formula="of:=[.$A12]-[.C12]" office:value-type="float" office:value="-100" calcext:value-type="float">
            <text:p>-100</text:p>
          </table:table-cell>
          <table:table-cell table:formula="of:=[.$A12]-[.D12]" office:value-type="float" office:value="-104" calcext:value-type="float">
            <text:p>-104</text:p>
          </table:table-cell>
          <table:table-cell/>
          <table:table-cell table:formula="of:=([.F12]*100)/[.$A12]" office:value-type="float" office:value="-12.9251700680272" calcext:value-type="float">
            <text:p>-12.925170068</text:p>
          </table:table-cell>
          <table:table-cell table:formula="of:=([.G12]*100)/[.$A12]" office:value-type="float" office:value="-11.3378684807256" calcext:value-type="float">
            <text:p>-11.3378684807</text:p>
          </table:table-cell>
          <table:table-cell table:formula="of:=([.H12]*100)/[.$A12]" office:value-type="float" office:value="-11.7913832199546" calcext:value-type="float">
            <text:p>-11.791383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13" calcext:value-type="float">
            <text:p>1213</text:p>
          </table:table-cell>
          <table:table-cell office:value-type="float" office:value="1044" calcext:value-type="float">
            <text:p>1044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[.$A13]-[.B13]" office:value-type="float" office:value="-271" calcext:value-type="float">
            <text:p>-271</text:p>
          </table:table-cell>
          <table:table-cell table:formula="of:=[.$A13]-[.C13]" office:value-type="float" office:value="-102" calcext:value-type="float">
            <text:p>-102</text:p>
          </table:table-cell>
          <table:table-cell table:formula="of:=[.$A13]-[.D13]" office:value-type="float" office:value="-229" calcext:value-type="float">
            <text:p>-229</text:p>
          </table:table-cell>
          <table:table-cell/>
          <table:table-cell table:formula="of:=([.F13]*100)/[.$A13]" office:value-type="float" office:value="-28.7685774946921" calcext:value-type="float">
            <text:p>-28.7685774947</text:p>
          </table:table-cell>
          <table:table-cell table:formula="of:=([.G13]*100)/[.$A13]" office:value-type="float" office:value="-10.828025477707" calcext:value-type="float">
            <text:p>-10.8280254777</text:p>
          </table:table-cell>
          <table:table-cell table:formula="of:=([.H13]*100)/[.$A13]" office:value-type="float" office:value="-24.3099787685775" calcext:value-type="float">
            <text:p>-24.309978768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85" calcext:value-type="float">
            <text:p>1085</text:p>
          </table:table-cell>
          <table:table-cell office:value-type="float" office:value="1031" calcext:value-type="float">
            <text:p>1031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$A14]-[.B14]" office:value-type="float" office:value="-201" calcext:value-type="float">
            <text:p>-201</text:p>
          </table:table-cell>
          <table:table-cell table:formula="of:=[.$A14]-[.C14]" office:value-type="float" office:value="-147" calcext:value-type="float">
            <text:p>-147</text:p>
          </table:table-cell>
          <table:table-cell table:formula="of:=[.$A14]-[.D14]" office:value-type="float" office:value="-39" calcext:value-type="float">
            <text:p>-39</text:p>
          </table:table-cell>
          <table:table-cell/>
          <table:table-cell table:formula="of:=([.F14]*100)/[.$A14]" office:value-type="float" office:value="-22.737556561086" calcext:value-type="float">
            <text:p>-22.7375565611</text:p>
          </table:table-cell>
          <table:table-cell table:formula="of:=([.G14]*100)/[.$A14]" office:value-type="float" office:value="-16.6289592760181" calcext:value-type="float">
            <text:p>-16.628959276</text:p>
          </table:table-cell>
          <table:table-cell table:formula="of:=([.H14]*100)/[.$A14]" office:value-type="float" office:value="-4.41176470588235" calcext:value-type="float">
            <text:p>-4.41176470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76" calcext:value-type="float">
            <text:p>1076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$A15]-[.B15]" office:value-type="float" office:value="-221" calcext:value-type="float">
            <text:p>-221</text:p>
          </table:table-cell>
          <table:table-cell table:formula="of:=[.$A15]-[.C15]" office:value-type="float" office:value="-46" calcext:value-type="float">
            <text:p>-46</text:p>
          </table:table-cell>
          <table:table-cell table:formula="of:=[.$A15]-[.D15]" office:value-type="float" office:value="-57" calcext:value-type="float">
            <text:p>-57</text:p>
          </table:table-cell>
          <table:table-cell/>
          <table:table-cell table:formula="of:=([.F15]*100)/[.$A15]" office:value-type="float" office:value="-25.8479532163743" calcext:value-type="float">
            <text:p>-25.8479532164</text:p>
          </table:table-cell>
          <table:table-cell table:formula="of:=([.G15]*100)/[.$A15]" office:value-type="float" office:value="-5.38011695906433" calcext:value-type="float">
            <text:p>-5.3801169591</text:p>
          </table:table-cell>
          <table:table-cell table:formula="of:=([.H15]*100)/[.$A15]" office:value-type="float" office:value="-6.66666666666667" calcext:value-type="float">
            <text:p>-6.666666666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1" calcext:value-type="float">
            <text:p>1081</text:p>
          </table:table-cell>
          <table:table-cell office:value-type="float" office:value="966" calcext:value-type="float">
            <text:p>966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$A16]-[.B16]" office:value-type="float" office:value="-175" calcext:value-type="float">
            <text:p>-175</text:p>
          </table:table-cell>
          <table:table-cell table:formula="of:=[.$A16]-[.C16]" office:value-type="float" office:value="-60" calcext:value-type="float">
            <text:p>-60</text:p>
          </table:table-cell>
          <table:table-cell table:formula="of:=[.$A16]-[.D16]" office:value-type="float" office:value="-65" calcext:value-type="float">
            <text:p>-65</text:p>
          </table:table-cell>
          <table:table-cell/>
          <table:table-cell table:formula="of:=([.F16]*100)/[.$A16]" office:value-type="float" office:value="-19.3156732891832" calcext:value-type="float">
            <text:p>-19.3156732892</text:p>
          </table:table-cell>
          <table:table-cell table:formula="of:=([.G16]*100)/[.$A16]" office:value-type="float" office:value="-6.62251655629139" calcext:value-type="float">
            <text:p>-6.6225165563</text:p>
          </table:table-cell>
          <table:table-cell table:formula="of:=([.H16]*100)/[.$A16]" office:value-type="float" office:value="-7.17439293598234" calcext:value-type="float">
            <text:p>-7.1743929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37" calcext:value-type="float">
            <text:p>937</text:p>
          </table:table-cell>
          <table:table-cell office:value-type="float" office:value="974" calcext:value-type="float">
            <text:p>974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$A17]-[.B17]" office:value-type="float" office:value="-169" calcext:value-type="float">
            <text:p>-169</text:p>
          </table:table-cell>
          <table:table-cell table:formula="of:=[.$A17]-[.C17]" office:value-type="float" office:value="-206" calcext:value-type="float">
            <text:p>-206</text:p>
          </table:table-cell>
          <table:table-cell table:formula="of:=[.$A17]-[.D17]" office:value-type="float" office:value="-33" calcext:value-type="float">
            <text:p>-33</text:p>
          </table:table-cell>
          <table:table-cell/>
          <table:table-cell table:formula="of:=([.F17]*100)/[.$A17]" office:value-type="float" office:value="-22.0052083333333" calcext:value-type="float">
            <text:p>-22.0052083333</text:p>
          </table:table-cell>
          <table:table-cell table:formula="of:=([.G17]*100)/[.$A17]" office:value-type="float" office:value="-26.8229166666667" calcext:value-type="float">
            <text:p>-26.8229166667</text:p>
          </table:table-cell>
          <table:table-cell table:formula="of:=([.H17]*100)/[.$A17]" office:value-type="float" office:value="-4.296875" calcext:value-type="float">
            <text:p>-4.2968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71" calcext:value-type="float">
            <text:p>1071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[.$A18]-[.B18]" office:value-type="float" office:value="-167" calcext:value-type="float">
            <text:p>-167</text:p>
          </table:table-cell>
          <table:table-cell table:formula="of:=[.$A18]-[.C18]" office:value-type="float" office:value="-78" calcext:value-type="float">
            <text:p>-78</text:p>
          </table:table-cell>
          <table:table-cell table:formula="of:=[.$A18]-[.D18]" office:value-type="float" office:value="-55" calcext:value-type="float">
            <text:p>-55</text:p>
          </table:table-cell>
          <table:table-cell/>
          <table:table-cell table:formula="of:=([.F18]*100)/[.$A18]" office:value-type="float" office:value="-18.4734513274336" calcext:value-type="float">
            <text:p>-18.4734513274</text:p>
          </table:table-cell>
          <table:table-cell table:formula="of:=([.G18]*100)/[.$A18]" office:value-type="float" office:value="-8.6283185840708" calcext:value-type="float">
            <text:p>-8.6283185841</text:p>
          </table:table-cell>
          <table:table-cell table:formula="of:=([.H18]*100)/[.$A18]" office:value-type="float" office:value="-6.08407079646018" calcext:value-type="float">
            <text:p>-6.084070796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20" calcext:value-type="float">
            <text:p>1120</text:p>
          </table:table-cell>
          <table:table-cell office:value-type="float" office:value="943" calcext:value-type="float">
            <text:p>943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$A19]-[.B19]" office:value-type="float" office:value="-204" calcext:value-type="float">
            <text:p>-204</text:p>
          </table:table-cell>
          <table:table-cell table:formula="of:=[.$A19]-[.C19]" office:value-type="float" office:value="-27" calcext:value-type="float">
            <text:p>-27</text:p>
          </table:table-cell>
          <table:table-cell table:formula="of:=[.$A19]-[.D19]" office:value-type="float" office:value="-77" calcext:value-type="float">
            <text:p>-77</text:p>
          </table:table-cell>
          <table:table-cell/>
          <table:table-cell table:formula="of:=([.F19]*100)/[.$A19]" office:value-type="float" office:value="-22.2707423580786" calcext:value-type="float">
            <text:p>-22.2707423581</text:p>
          </table:table-cell>
          <table:table-cell table:formula="of:=([.G19]*100)/[.$A19]" office:value-type="float" office:value="-2.94759825327511" calcext:value-type="float">
            <text:p>-2.9475982533</text:p>
          </table:table-cell>
          <table:table-cell table:formula="of:=([.H19]*100)/[.$A19]" office:value-type="float" office:value="-8.4061135371179" calcext:value-type="float">
            <text:p>-8.406113537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50" calcext:value-type="float">
            <text:p>850</text:p>
          </table:table-cell>
          <table:table-cell office:value-type="float" office:value="1012" calcext:value-type="float">
            <text:p>101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$A20]-[.B20]" office:value-type="float" office:value="-56" calcext:value-type="float">
            <text:p>-56</text:p>
          </table:table-cell>
          <table:table-cell table:formula="of:=[.$A20]-[.C20]" office:value-type="float" office:value="-218" calcext:value-type="float">
            <text:p>-218</text:p>
          </table:table-cell>
          <table:table-cell table:formula="of:=[.$A20]-[.D20]" office:value-type="float" office:value="-56" calcext:value-type="float">
            <text:p>-56</text:p>
          </table:table-cell>
          <table:table-cell/>
          <table:table-cell table:formula="of:=([.F20]*100)/[.$A20]" office:value-type="float" office:value="-7.05289672544081" calcext:value-type="float">
            <text:p>-7.0528967254</text:p>
          </table:table-cell>
          <table:table-cell table:formula="of:=([.G20]*100)/[.$A20]" office:value-type="float" office:value="-27.455919395466" calcext:value-type="float">
            <text:p>-27.4559193955</text:p>
          </table:table-cell>
          <table:table-cell table:formula="of:=([.H20]*100)/[.$A20]" office:value-type="float" office:value="-7.05289672544081" calcext:value-type="float">
            <text:p>-7.05289672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89" calcext:value-type="float">
            <text:p>1089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$A21]-[.B21]" office:value-type="float" office:value="-328" calcext:value-type="float">
            <text:p>-328</text:p>
          </table:table-cell>
          <table:table-cell table:formula="of:=[.$A21]-[.C21]" office:value-type="float" office:value="-32" calcext:value-type="float">
            <text:p>-32</text:p>
          </table:table-cell>
          <table:table-cell table:formula="of:=[.$A21]-[.D21]" office:value-type="float" office:value="-47" calcext:value-type="float">
            <text:p>-47</text:p>
          </table:table-cell>
          <table:table-cell/>
          <table:table-cell table:formula="of:=([.F21]*100)/[.$A21]" office:value-type="float" office:value="-43.1011826544021" calcext:value-type="float">
            <text:p>-43.1011826544</text:p>
          </table:table-cell>
          <table:table-cell table:formula="of:=([.G21]*100)/[.$A21]" office:value-type="float" office:value="-4.20499342969777" calcext:value-type="float">
            <text:p>-4.2049934297</text:p>
          </table:table-cell>
          <table:table-cell table:formula="of:=([.H21]*100)/[.$A21]" office:value-type="float" office:value="-6.17608409986859" calcext:value-type="float">
            <text:p>-6.176084099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49" calcext:value-type="float">
            <text:p>1049</text:p>
          </table:table-cell>
          <table:table-cell office:value-type="float" office:value="1075" calcext:value-type="float">
            <text:p>1075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[.$A22]-[.B22]" office:value-type="float" office:value="-130" calcext:value-type="float">
            <text:p>-130</text:p>
          </table:table-cell>
          <table:table-cell table:formula="of:=[.$A22]-[.C22]" office:value-type="float" office:value="-156" calcext:value-type="float">
            <text:p>-156</text:p>
          </table:table-cell>
          <table:table-cell table:formula="of:=[.$A22]-[.D22]" office:value-type="float" office:value="-130" calcext:value-type="float">
            <text:p>-130</text:p>
          </table:table-cell>
          <table:table-cell/>
          <table:table-cell table:formula="of:=([.F22]*100)/[.$A22]" office:value-type="float" office:value="-14.145810663765" calcext:value-type="float">
            <text:p>-14.1458106638</text:p>
          </table:table-cell>
          <table:table-cell table:formula="of:=([.G22]*100)/[.$A22]" office:value-type="float" office:value="-16.974972796518" calcext:value-type="float">
            <text:p>-16.9749727965</text:p>
          </table:table-cell>
          <table:table-cell table:formula="of:=([.H22]*100)/[.$A22]" office:value-type="float" office:value="-14.145810663765" calcext:value-type="float">
            <text:p>-14.145810663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97" calcext:value-type="float">
            <text:p>1197</text:p>
          </table:table-cell>
          <table:table-cell office:value-type="float" office:value="1246" calcext:value-type="float">
            <text:p>1246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[.$A23]-[.B23]" office:value-type="float" office:value="-178" calcext:value-type="float">
            <text:p>-178</text:p>
          </table:table-cell>
          <table:table-cell table:formula="of:=[.$A23]-[.C23]" office:value-type="float" office:value="-227" calcext:value-type="float">
            <text:p>-227</text:p>
          </table:table-cell>
          <table:table-cell table:formula="of:=[.$A23]-[.D23]" office:value-type="float" office:value="-63" calcext:value-type="float">
            <text:p>-63</text:p>
          </table:table-cell>
          <table:table-cell/>
          <table:table-cell table:formula="of:=([.F23]*100)/[.$A23]" office:value-type="float" office:value="-17.468105986261" calcext:value-type="float">
            <text:p>-17.4681059863</text:p>
          </table:table-cell>
          <table:table-cell table:formula="of:=([.G23]*100)/[.$A23]" office:value-type="float" office:value="-22.2767419038273" calcext:value-type="float">
            <text:p>-22.2767419038</text:p>
          </table:table-cell>
          <table:table-cell table:formula="of:=([.H23]*100)/[.$A23]" office:value-type="float" office:value="-6.18253189401374" calcext:value-type="float">
            <text:p>-6.18253189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59" calcext:value-type="float">
            <text:p>1259</text:p>
          </table:table-cell>
          <table:table-cell office:value-type="float" office:value="1022" calcext:value-type="float">
            <text:p>1022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$A24]-[.B24]" office:value-type="float" office:value="-247" calcext:value-type="float">
            <text:p>-247</text:p>
          </table:table-cell>
          <table:table-cell table:formula="of:=[.$A24]-[.C24]" office:value-type="float" office:value="-10" calcext:value-type="float">
            <text:p>-10</text:p>
          </table:table-cell>
          <table:table-cell table:formula="of:=[.$A24]-[.D24]" office:value-type="float" office:value="-113" calcext:value-type="float">
            <text:p>-113</text:p>
          </table:table-cell>
          <table:table-cell/>
          <table:table-cell table:formula="of:=([.F24]*100)/[.$A24]" office:value-type="float" office:value="-24.4071146245059" calcext:value-type="float">
            <text:p>-24.4071146245</text:p>
          </table:table-cell>
          <table:table-cell table:formula="of:=([.G24]*100)/[.$A24]" office:value-type="float" office:value="-0.988142292490119" calcext:value-type="float">
            <text:p>-0.9881422925</text:p>
          </table:table-cell>
          <table:table-cell table:formula="of:=([.H24]*100)/[.$A24]" office:value-type="float" office:value="-11.1660079051383" calcext:value-type="float">
            <text:p>-11.16600790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36" calcext:value-type="float">
            <text:p>1036</text:p>
          </table:table-cell>
          <table:table-cell office:value-type="float" office:value="983" calcext:value-type="float">
            <text:p>983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$A25]-[.B25]" office:value-type="float" office:value="-129" calcext:value-type="float">
            <text:p>-129</text:p>
          </table:table-cell>
          <table:table-cell table:formula="of:=[.$A25]-[.C25]" office:value-type="float" office:value="-76" calcext:value-type="float">
            <text:p>-76</text:p>
          </table:table-cell>
          <table:table-cell table:formula="of:=[.$A25]-[.D25]" office:value-type="float" office:value="-18" calcext:value-type="float">
            <text:p>-18</text:p>
          </table:table-cell>
          <table:table-cell/>
          <table:table-cell table:formula="of:=([.F25]*100)/[.$A25]" office:value-type="float" office:value="-14.2227122381477" calcext:value-type="float">
            <text:p>-14.2227122381</text:p>
          </table:table-cell>
          <table:table-cell table:formula="of:=([.G25]*100)/[.$A25]" office:value-type="float" office:value="-8.37927232635061" calcext:value-type="float">
            <text:p>-8.3792723264</text:p>
          </table:table-cell>
          <table:table-cell table:formula="of:=([.H25]*100)/[.$A25]" office:value-type="float" office:value="-1.9845644983462" calcext:value-type="float">
            <text:p>-1.98456449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85" calcext:value-type="float">
            <text:p>1185</text:p>
          </table:table-cell>
          <table:table-cell office:value-type="float" office:value="965" calcext:value-type="float">
            <text:p>965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[.$A26]-[.B26]" office:value-type="float" office:value="-253" calcext:value-type="float">
            <text:p>-253</text:p>
          </table:table-cell>
          <table:table-cell table:formula="of:=[.$A26]-[.C26]" office:value-type="float" office:value="-33" calcext:value-type="float">
            <text:p>-33</text:p>
          </table:table-cell>
          <table:table-cell table:formula="of:=[.$A26]-[.D26]" office:value-type="float" office:value="-106" calcext:value-type="float">
            <text:p>-106</text:p>
          </table:table-cell>
          <table:table-cell/>
          <table:table-cell table:formula="of:=([.F26]*100)/[.$A26]" office:value-type="float" office:value="-27.1459227467811" calcext:value-type="float">
            <text:p>-27.1459227468</text:p>
          </table:table-cell>
          <table:table-cell table:formula="of:=([.G26]*100)/[.$A26]" office:value-type="float" office:value="-3.54077253218884" calcext:value-type="float">
            <text:p>-3.5407725322</text:p>
          </table:table-cell>
          <table:table-cell table:formula="of:=([.H26]*100)/[.$A26]" office:value-type="float" office:value="-11.3733905579399" calcext:value-type="float">
            <text:p>-11.373390557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39" calcext:value-type="float">
            <text:p>1039</text:p>
          </table:table-cell>
          <table:table-cell office:value-type="float" office:value="928" calcext:value-type="float">
            <text:p>928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$A27]-[.B27]" office:value-type="float" office:value="-233" calcext:value-type="float">
            <text:p>-233</text:p>
          </table:table-cell>
          <table:table-cell table:formula="of:=[.$A27]-[.C27]" office:value-type="float" office:value="-122" calcext:value-type="float">
            <text:p>-122</text:p>
          </table:table-cell>
          <table:table-cell table:formula="of:=[.$A27]-[.D27]" office:value-type="float" office:value="-27" calcext:value-type="float">
            <text:p>-27</text:p>
          </table:table-cell>
          <table:table-cell/>
          <table:table-cell table:formula="of:=([.F27]*100)/[.$A27]" office:value-type="float" office:value="-28.9081885856079" calcext:value-type="float">
            <text:p>-28.9081885856</text:p>
          </table:table-cell>
          <table:table-cell table:formula="of:=([.G27]*100)/[.$A27]" office:value-type="float" office:value="-15.136476426799" calcext:value-type="float">
            <text:p>-15.1364764268</text:p>
          </table:table-cell>
          <table:table-cell table:formula="of:=([.H27]*100)/[.$A27]" office:value-type="float" office:value="-3.34987593052109" calcext:value-type="float">
            <text:p>-3.34987593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35" calcext:value-type="float">
            <text:p>1035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$A28]-[.B28]" office:value-type="float" office:value="-235" calcext:value-type="float">
            <text:p>-235</text:p>
          </table:table-cell>
          <table:table-cell table:formula="of:=[.$A28]-[.C28]" office:value-type="float" office:value="-208" calcext:value-type="float">
            <text:p>-208</text:p>
          </table:table-cell>
          <table:table-cell table:formula="of:=[.$A28]-[.D28]" office:value-type="float" office:value="-200" calcext:value-type="float">
            <text:p>-200</text:p>
          </table:table-cell>
          <table:table-cell/>
          <table:table-cell table:formula="of:=([.F28]*100)/[.$A28]" office:value-type="float" office:value="-29.375" calcext:value-type="float">
            <text:p>-29.375</text:p>
          </table:table-cell>
          <table:table-cell table:formula="of:=([.G28]*100)/[.$A28]" office:value-type="float" office:value="-26" calcext:value-type="float">
            <text:p>-26</text:p>
          </table:table-cell>
          <table:table-cell table:formula="of:=([.H28]*100)/[.$A28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$A29]-[.B29]" office:value-type="float" office:value="-109" calcext:value-type="float">
            <text:p>-109</text:p>
          </table:table-cell>
          <table:table-cell table:formula="of:=[.$A29]-[.C29]" office:value-type="float" office:value="-127" calcext:value-type="float">
            <text:p>-127</text:p>
          </table:table-cell>
          <table:table-cell table:formula="of:=[.$A29]-[.D29]" office:value-type="float" office:value="-47" calcext:value-type="float">
            <text:p>-47</text:p>
          </table:table-cell>
          <table:table-cell/>
          <table:table-cell table:formula="of:=([.F29]*100)/[.$A29]" office:value-type="float" office:value="-12.0976692563818" calcext:value-type="float">
            <text:p>-12.0976692564</text:p>
          </table:table-cell>
          <table:table-cell table:formula="of:=([.G29]*100)/[.$A29]" office:value-type="float" office:value="-14.0954495005549" calcext:value-type="float">
            <text:p>-14.0954495006</text:p>
          </table:table-cell>
          <table:table-cell table:formula="of:=([.H29]*100)/[.$A29]" office:value-type="float" office:value="-5.21642619311876" calcext:value-type="float">
            <text:p>-5.216426193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16" calcext:value-type="float">
            <text:p>1016</text:p>
          </table:table-cell>
          <table:table-cell office:value-type="float" office:value="1081" calcext:value-type="float">
            <text:p>1081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$A30]-[.B30]" office:value-type="float" office:value="-229" calcext:value-type="float">
            <text:p>-229</text:p>
          </table:table-cell>
          <table:table-cell table:formula="of:=[.$A30]-[.C30]" office:value-type="float" office:value="-294" calcext:value-type="float">
            <text:p>-294</text:p>
          </table:table-cell>
          <table:table-cell table:formula="of:=[.$A30]-[.D30]" office:value-type="float" office:value="-54" calcext:value-type="float">
            <text:p>-54</text:p>
          </table:table-cell>
          <table:table-cell/>
          <table:table-cell table:formula="of:=([.F30]*100)/[.$A30]" office:value-type="float" office:value="-29.0978398983482" calcext:value-type="float">
            <text:p>-29.0978398983</text:p>
          </table:table-cell>
          <table:table-cell table:formula="of:=([.G30]*100)/[.$A30]" office:value-type="float" office:value="-37.3570520965692" calcext:value-type="float">
            <text:p>-37.3570520966</text:p>
          </table:table-cell>
          <table:table-cell table:formula="of:=([.H30]*100)/[.$A30]" office:value-type="float" office:value="-6.86149936467599" calcext:value-type="float">
            <text:p>-6.861499364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53" calcext:value-type="float">
            <text:p>953</text:p>
          </table:table-cell>
          <table:table-cell office:value-type="float" office:value="909" calcext:value-type="float">
            <text:p>909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$A31]-[.B31]" office:value-type="float" office:value="-245" calcext:value-type="float">
            <text:p>-245</text:p>
          </table:table-cell>
          <table:table-cell table:formula="of:=[.$A31]-[.C31]" office:value-type="float" office:value="-201" calcext:value-type="float">
            <text:p>-201</text:p>
          </table:table-cell>
          <table:table-cell table:formula="of:=[.$A31]-[.D31]" office:value-type="float" office:value="-77" calcext:value-type="float">
            <text:p>-77</text:p>
          </table:table-cell>
          <table:table-cell/>
          <table:table-cell table:formula="of:=([.F31]*100)/[.$A31]" office:value-type="float" office:value="-34.6045197740113" calcext:value-type="float">
            <text:p>-34.604519774</text:p>
          </table:table-cell>
          <table:table-cell table:formula="of:=([.G31]*100)/[.$A31]" office:value-type="float" office:value="-28.3898305084746" calcext:value-type="float">
            <text:p>-28.3898305085</text:p>
          </table:table-cell>
          <table:table-cell table:formula="of:=([.H31]*100)/[.$A31]" office:value-type="float" office:value="-10.8757062146893" calcext:value-type="float">
            <text:p>-10.875706214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19" calcext:value-type="float">
            <text:p>1119</text:p>
          </table:table-cell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[.$A32]-[.B32]" office:value-type="float" office:value="-130" calcext:value-type="float">
            <text:p>-130</text:p>
          </table:table-cell>
          <table:table-cell table:formula="of:=[.$A32]-[.C32]" office:value-type="float" office:value="-71" calcext:value-type="float">
            <text:p>-71</text:p>
          </table:table-cell>
          <table:table-cell table:formula="of:=[.$A32]-[.D32]" office:value-type="float" office:value="-72" calcext:value-type="float">
            <text:p>-72</text:p>
          </table:table-cell>
          <table:table-cell/>
          <table:table-cell table:formula="of:=([.F32]*100)/[.$A32]" office:value-type="float" office:value="-13.1445904954499" calcext:value-type="float">
            <text:p>-13.1445904955</text:p>
          </table:table-cell>
          <table:table-cell table:formula="of:=([.G32]*100)/[.$A32]" office:value-type="float" office:value="-7.17896865520728" calcext:value-type="float">
            <text:p>-7.1789686552</text:p>
          </table:table-cell>
          <table:table-cell table:formula="of:=([.H32]*100)/[.$A32]" office:value-type="float" office:value="-7.28008088978766" calcext:value-type="float">
            <text:p>-7.280080889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348" calcext:value-type="float">
            <text:p>1348</text:p>
          </table:table-cell>
          <table:table-cell office:value-type="float" office:value="1081" calcext:value-type="float">
            <text:p>1081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[.$A33]-[.B33]" office:value-type="float" office:value="-299" calcext:value-type="float">
            <text:p>-299</text:p>
          </table:table-cell>
          <table:table-cell table:formula="of:=[.$A33]-[.C33]" office:value-type="float" office:value="-32" calcext:value-type="float">
            <text:p>-32</text:p>
          </table:table-cell>
          <table:table-cell table:formula="of:=[.$A33]-[.D33]" office:value-type="float" office:value="-37" calcext:value-type="float">
            <text:p>-37</text:p>
          </table:table-cell>
          <table:table-cell/>
          <table:table-cell table:formula="of:=([.F33]*100)/[.$A33]" office:value-type="float" office:value="-28.5033365109628" calcext:value-type="float">
            <text:p>-28.503336511</text:p>
          </table:table-cell>
          <table:table-cell table:formula="of:=([.G33]*100)/[.$A33]" office:value-type="float" office:value="-3.05052430886559" calcext:value-type="float">
            <text:p>-3.0505243089</text:p>
          </table:table-cell>
          <table:table-cell table:formula="of:=([.H33]*100)/[.$A33]" office:value-type="float" office:value="-3.52716873212583" calcext:value-type="float">
            <text:p>-3.52716873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72" calcext:value-type="float">
            <text:p>972</text:p>
          </table:table-cell>
          <table:table-cell office:value-type="float" office:value="931" calcext:value-type="float">
            <text:p>931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$A34]-[.B34]" office:value-type="float" office:value="-229" calcext:value-type="float">
            <text:p>-229</text:p>
          </table:table-cell>
          <table:table-cell table:formula="of:=[.$A34]-[.C34]" office:value-type="float" office:value="-188" calcext:value-type="float">
            <text:p>-188</text:p>
          </table:table-cell>
          <table:table-cell table:formula="of:=[.$A34]-[.D34]" office:value-type="float" office:value="0" calcext:value-type="float">
            <text:p>0</text:p>
          </table:table-cell>
          <table:table-cell/>
          <table:table-cell table:formula="of:=([.F34]*100)/[.$A34]" office:value-type="float" office:value="-30.8209959623149" calcext:value-type="float">
            <text:p>-30.8209959623</text:p>
          </table:table-cell>
          <table:table-cell table:formula="of:=([.G34]*100)/[.$A34]" office:value-type="float" office:value="-25.3028263795424" calcext:value-type="float">
            <text:p>-25.3028263795</text:p>
          </table:table-cell>
          <table:table-cell table:formula="of:=([.H34]*100)/[.$A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98" calcext:value-type="float">
            <text:p>998</text:p>
          </table:table-cell>
          <table:table-cell office:value-type="float" office:value="1008" calcext:value-type="float">
            <text:p>100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$A35]-[.B35]" office:value-type="float" office:value="-198" calcext:value-type="float">
            <text:p>-198</text:p>
          </table:table-cell>
          <table:table-cell table:formula="of:=[.$A35]-[.C35]" office:value-type="float" office:value="-208" calcext:value-type="float">
            <text:p>-208</text:p>
          </table:table-cell>
          <table:table-cell table:formula="of:=[.$A35]-[.D35]" office:value-type="float" office:value="0" calcext:value-type="float">
            <text:p>0</text:p>
          </table:table-cell>
          <table:table-cell/>
          <table:table-cell table:formula="of:=([.F35]*100)/[.$A35]" office:value-type="float" office:value="-24.75" calcext:value-type="float">
            <text:p>-24.75</text:p>
          </table:table-cell>
          <table:table-cell table:formula="of:=([.G35]*100)/[.$A35]" office:value-type="float" office:value="-26" calcext:value-type="float">
            <text:p>-26</text:p>
          </table:table-cell>
          <table:table-cell table:formula="of:=([.H35]*100)/[.$A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90" calcext:value-type="float">
            <text:p>1090</text:p>
          </table:table-cell>
          <table:table-cell office:value-type="float" office:value="911" calcext:value-type="float">
            <text:p>911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$A36]-[.B36]" office:value-type="float" office:value="-278" calcext:value-type="float">
            <text:p>-278</text:p>
          </table:table-cell>
          <table:table-cell table:formula="of:=[.$A36]-[.C36]" office:value-type="float" office:value="-99" calcext:value-type="float">
            <text:p>-99</text:p>
          </table:table-cell>
          <table:table-cell table:formula="of:=[.$A36]-[.D36]" office:value-type="float" office:value="-29" calcext:value-type="float">
            <text:p>-29</text:p>
          </table:table-cell>
          <table:table-cell/>
          <table:table-cell table:formula="of:=([.F36]*100)/[.$A36]" office:value-type="float" office:value="-34.2364532019704" calcext:value-type="float">
            <text:p>-34.236453202</text:p>
          </table:table-cell>
          <table:table-cell table:formula="of:=([.G36]*100)/[.$A36]" office:value-type="float" office:value="-12.192118226601" calcext:value-type="float">
            <text:p>-12.1921182266</text:p>
          </table:table-cell>
          <table:table-cell table:formula="of:=([.H36]*100)/[.$A36]" office:value-type="float" office:value="-3.57142857142857" calcext:value-type="float">
            <text:p>-3.57142857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17" calcext:value-type="float">
            <text:p>1217</text:p>
          </table:table-cell>
          <table:table-cell office:value-type="float" office:value="1198" calcext:value-type="float">
            <text:p>1198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[.$A37]-[.B37]" office:value-type="float" office:value="-243" calcext:value-type="float">
            <text:p>-243</text:p>
          </table:table-cell>
          <table:table-cell table:formula="of:=[.$A37]-[.C37]" office:value-type="float" office:value="-224" calcext:value-type="float">
            <text:p>-224</text:p>
          </table:table-cell>
          <table:table-cell table:formula="of:=[.$A37]-[.D37]" office:value-type="float" office:value="-101" calcext:value-type="float">
            <text:p>-101</text:p>
          </table:table-cell>
          <table:table-cell/>
          <table:table-cell table:formula="of:=([.F37]*100)/[.$A37]" office:value-type="float" office:value="-24.9486652977413" calcext:value-type="float">
            <text:p>-24.9486652977</text:p>
          </table:table-cell>
          <table:table-cell table:formula="of:=([.G37]*100)/[.$A37]" office:value-type="float" office:value="-22.9979466119096" calcext:value-type="float">
            <text:p>-22.9979466119</text:p>
          </table:table-cell>
          <table:table-cell table:formula="of:=([.H37]*100)/[.$A37]" office:value-type="float" office:value="-10.3696098562628" calcext:value-type="float">
            <text:p>-10.369609856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62" calcext:value-type="float">
            <text:p>1162</text:p>
          </table:table-cell>
          <table:table-cell office:value-type="float" office:value="1132" calcext:value-type="float">
            <text:p>1132</text:p>
          </table:table-cell>
          <table:table-cell office:value-type="float" office:value="1162" calcext:value-type="float">
            <text:p>1162</text:p>
          </table:table-cell>
          <table:table-cell/>
          <table:table-cell table:formula="of:=[.$A38]-[.B38]" office:value-type="float" office:value="-97" calcext:value-type="float">
            <text:p>-97</text:p>
          </table:table-cell>
          <table:table-cell table:formula="of:=[.$A38]-[.C38]" office:value-type="float" office:value="-67" calcext:value-type="float">
            <text:p>-67</text:p>
          </table:table-cell>
          <table:table-cell table:formula="of:=[.$A38]-[.D38]" office:value-type="float" office:value="-97" calcext:value-type="float">
            <text:p>-97</text:p>
          </table:table-cell>
          <table:table-cell/>
          <table:table-cell table:formula="of:=([.F38]*100)/[.$A38]" office:value-type="float" office:value="-9.10798122065728" calcext:value-type="float">
            <text:p>-9.1079812207</text:p>
          </table:table-cell>
          <table:table-cell table:formula="of:=([.G38]*100)/[.$A38]" office:value-type="float" office:value="-6.29107981220657" calcext:value-type="float">
            <text:p>-6.2910798122</text:p>
          </table:table-cell>
          <table:table-cell table:formula="of:=([.H38]*100)/[.$A38]" office:value-type="float" office:value="-9.10798122065728" calcext:value-type="float">
            <text:p>-9.10798122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92" calcext:value-type="float">
            <text:p>1292</text:p>
          </table:table-cell>
          <table:table-cell office:value-type="float" office:value="1058" calcext:value-type="float">
            <text:p>1058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[.$A39]-[.B39]" office:value-type="float" office:value="-332" calcext:value-type="float">
            <text:p>-332</text:p>
          </table:table-cell>
          <table:table-cell table:formula="of:=[.$A39]-[.C39]" office:value-type="float" office:value="-98" calcext:value-type="float">
            <text:p>-98</text:p>
          </table:table-cell>
          <table:table-cell table:formula="of:=[.$A39]-[.D39]" office:value-type="float" office:value="-29" calcext:value-type="float">
            <text:p>-29</text:p>
          </table:table-cell>
          <table:table-cell/>
          <table:table-cell table:formula="of:=([.F39]*100)/[.$A39]" office:value-type="float" office:value="-34.5833333333333" calcext:value-type="float">
            <text:p>-34.5833333333</text:p>
          </table:table-cell>
          <table:table-cell table:formula="of:=([.G39]*100)/[.$A39]" office:value-type="float" office:value="-10.2083333333333" calcext:value-type="float">
            <text:p>-10.2083333333</text:p>
          </table:table-cell>
          <table:table-cell table:formula="of:=([.H39]*100)/[.$A39]" office:value-type="float" office:value="-3.02083333333333" calcext:value-type="float">
            <text:p>-3.020833333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78" calcext:value-type="float">
            <text:p>1078</text:p>
          </table:table-cell>
          <table:table-cell office:value-type="float" office:value="974" calcext:value-type="float">
            <text:p>974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$A40]-[.B40]" office:value-type="float" office:value="-225" calcext:value-type="float">
            <text:p>-225</text:p>
          </table:table-cell>
          <table:table-cell table:formula="of:=[.$A40]-[.C40]" office:value-type="float" office:value="-121" calcext:value-type="float">
            <text:p>-121</text:p>
          </table:table-cell>
          <table:table-cell table:formula="of:=[.$A40]-[.D40]" office:value-type="float" office:value="-215" calcext:value-type="float">
            <text:p>-215</text:p>
          </table:table-cell>
          <table:table-cell/>
          <table:table-cell table:formula="of:=([.F40]*100)/[.$A40]" office:value-type="float" office:value="-26.3774912075029" calcext:value-type="float">
            <text:p>-26.3774912075</text:p>
          </table:table-cell>
          <table:table-cell table:formula="of:=([.G40]*100)/[.$A40]" office:value-type="float" office:value="-14.1852286049238" calcext:value-type="float">
            <text:p>-14.1852286049</text:p>
          </table:table-cell>
          <table:table-cell table:formula="of:=([.H40]*100)/[.$A40]" office:value-type="float" office:value="-25.2051582649472" calcext:value-type="float">
            <text:p>-25.205158264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49" calcext:value-type="float">
            <text:p>1149</text:p>
          </table:table-cell>
          <table:table-cell office:value-type="float" office:value="1040" calcext:value-type="float">
            <text:p>1040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$A41]-[.B41]" office:value-type="float" office:value="-213" calcext:value-type="float">
            <text:p>-213</text:p>
          </table:table-cell>
          <table:table-cell table:formula="of:=[.$A41]-[.C41]" office:value-type="float" office:value="-104" calcext:value-type="float">
            <text:p>-104</text:p>
          </table:table-cell>
          <table:table-cell table:formula="of:=[.$A41]-[.D41]" office:value-type="float" office:value="-60" calcext:value-type="float">
            <text:p>-60</text:p>
          </table:table-cell>
          <table:table-cell/>
          <table:table-cell table:formula="of:=([.F41]*100)/[.$A41]" office:value-type="float" office:value="-22.7564102564103" calcext:value-type="float">
            <text:p>-22.7564102564</text:p>
          </table:table-cell>
          <table:table-cell table:formula="of:=([.G41]*100)/[.$A41]" office:value-type="float" office:value="-11.1111111111111" calcext:value-type="float">
            <text:p>-11.1111111111</text:p>
          </table:table-cell>
          <table:table-cell table:formula="of:=([.H41]*100)/[.$A41]" office:value-type="float" office:value="-6.41025641025641" calcext:value-type="float">
            <text:p>-6.410256410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65" calcext:value-type="float">
            <text:p>965</text:p>
          </table:table-cell>
          <table:table-cell office:value-type="float" office:value="832" calcext:value-type="float">
            <text:p>832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$A42]-[.B42]" office:value-type="float" office:value="-256" calcext:value-type="float">
            <text:p>-256</text:p>
          </table:table-cell>
          <table:table-cell table:formula="of:=[.$A42]-[.C42]" office:value-type="float" office:value="-123" calcext:value-type="float">
            <text:p>-123</text:p>
          </table:table-cell>
          <table:table-cell table:formula="of:=[.$A42]-[.D42]" office:value-type="float" office:value="-62" calcext:value-type="float">
            <text:p>-62</text:p>
          </table:table-cell>
          <table:table-cell/>
          <table:table-cell table:formula="of:=([.F42]*100)/[.$A42]" office:value-type="float" office:value="-36.1071932299013" calcext:value-type="float">
            <text:p>-36.1071932299</text:p>
          </table:table-cell>
          <table:table-cell table:formula="of:=([.G42]*100)/[.$A42]" office:value-type="float" office:value="-17.3483779971791" calcext:value-type="float">
            <text:p>-17.3483779972</text:p>
          </table:table-cell>
          <table:table-cell table:formula="of:=([.H42]*100)/[.$A42]" office:value-type="float" office:value="-8.74471086036671" calcext:value-type="float">
            <text:p>-8.74471086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97" calcext:value-type="float">
            <text:p>1097</text:p>
          </table:table-cell>
          <table:table-cell office:value-type="float" office:value="855" calcext:value-type="float">
            <text:p>855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[.$A43]-[.B43]" office:value-type="float" office:value="-304" calcext:value-type="float">
            <text:p>-304</text:p>
          </table:table-cell>
          <table:table-cell table:formula="of:=[.$A43]-[.C43]" office:value-type="float" office:value="-62" calcext:value-type="float">
            <text:p>-62</text:p>
          </table:table-cell>
          <table:table-cell table:formula="of:=[.$A43]-[.D43]" office:value-type="float" office:value="-60" calcext:value-type="float">
            <text:p>-60</text:p>
          </table:table-cell>
          <table:table-cell/>
          <table:table-cell table:formula="of:=([.F43]*100)/[.$A43]" office:value-type="float" office:value="-38.3354350567465" calcext:value-type="float">
            <text:p>-38.3354350567</text:p>
          </table:table-cell>
          <table:table-cell table:formula="of:=([.G43]*100)/[.$A43]" office:value-type="float" office:value="-7.81841109709962" calcext:value-type="float">
            <text:p>-7.8184110971</text:p>
          </table:table-cell>
          <table:table-cell table:formula="of:=([.H43]*100)/[.$A43]" office:value-type="float" office:value="-7.56620428751576" calcext:value-type="float">
            <text:p>-7.566204287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42" calcext:value-type="float">
            <text:p>1042</text:p>
          </table:table-cell>
          <table:table-cell office:value-type="float" office:value="836" calcext:value-type="float">
            <text:p>836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[.$A44]-[.B44]" office:value-type="float" office:value="-206" calcext:value-type="float">
            <text:p>-206</text:p>
          </table:table-cell>
          <table:table-cell table:formula="of:=[.$A44]-[.C44]" office:value-type="float" office:value="0" calcext:value-type="float">
            <text:p>0</text:p>
          </table:table-cell>
          <table:table-cell table:formula="of:=[.$A44]-[.D44]" office:value-type="float" office:value="-139" calcext:value-type="float">
            <text:p>-139</text:p>
          </table:table-cell>
          <table:table-cell/>
          <table:table-cell table:formula="of:=([.F44]*100)/[.$A44]" office:value-type="float" office:value="-24.6411483253588" calcext:value-type="float">
            <text:p>-24.6411483254</text:p>
          </table:table-cell>
          <table:table-cell table:formula="of:=([.G44]*100)/[.$A44]" office:value-type="float" office:value="0" calcext:value-type="float">
            <text:p>0</text:p>
          </table:table-cell>
          <table:table-cell table:formula="of:=([.H44]*100)/[.$A44]" office:value-type="float" office:value="-16.6267942583732" calcext:value-type="float">
            <text:p>-16.626794258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46" calcext:value-type="float">
            <text:p>1046</text:p>
          </table:table-cell>
          <table:table-cell office:value-type="float" office:value="1008" calcext:value-type="float">
            <text:p>1008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$A45]-[.B45]" office:value-type="float" office:value="-118" calcext:value-type="float">
            <text:p>-118</text:p>
          </table:table-cell>
          <table:table-cell table:formula="of:=[.$A45]-[.C45]" office:value-type="float" office:value="-80" calcext:value-type="float">
            <text:p>-80</text:p>
          </table:table-cell>
          <table:table-cell table:formula="of:=[.$A45]-[.D45]" office:value-type="float" office:value="-73" calcext:value-type="float">
            <text:p>-73</text:p>
          </table:table-cell>
          <table:table-cell/>
          <table:table-cell table:formula="of:=([.F45]*100)/[.$A45]" office:value-type="float" office:value="-12.7155172413793" calcext:value-type="float">
            <text:p>-12.7155172414</text:p>
          </table:table-cell>
          <table:table-cell table:formula="of:=([.G45]*100)/[.$A45]" office:value-type="float" office:value="-8.62068965517241" calcext:value-type="float">
            <text:p>-8.6206896552</text:p>
          </table:table-cell>
          <table:table-cell table:formula="of:=([.H45]*100)/[.$A45]" office:value-type="float" office:value="-7.86637931034483" calcext:value-type="float">
            <text:p>-7.86637931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42" calcext:value-type="float">
            <text:p>1042</text:p>
          </table:table-cell>
          <table:table-cell office:value-type="float" office:value="905" calcext:value-type="float">
            <text:p>905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$A46]-[.B46]" office:value-type="float" office:value="-202" calcext:value-type="float">
            <text:p>-202</text:p>
          </table:table-cell>
          <table:table-cell table:formula="of:=[.$A46]-[.C46]" office:value-type="float" office:value="-65" calcext:value-type="float">
            <text:p>-65</text:p>
          </table:table-cell>
          <table:table-cell table:formula="of:=[.$A46]-[.D46]" office:value-type="float" office:value="-25" calcext:value-type="float">
            <text:p>-25</text:p>
          </table:table-cell>
          <table:table-cell/>
          <table:table-cell table:formula="of:=([.F46]*100)/[.$A46]" office:value-type="float" office:value="-24.047619047619" calcext:value-type="float">
            <text:p>-24.0476190476</text:p>
          </table:table-cell>
          <table:table-cell table:formula="of:=([.G46]*100)/[.$A46]" office:value-type="float" office:value="-7.73809523809524" calcext:value-type="float">
            <text:p>-7.7380952381</text:p>
          </table:table-cell>
          <table:table-cell table:formula="of:=([.H46]*100)/[.$A46]" office:value-type="float" office:value="-2.97619047619048" calcext:value-type="float">
            <text:p>-2.976190476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3" calcext:value-type="float">
            <text:p>873</text:p>
          </table:table-cell>
          <table:table-cell office:value-type="float" office:value="787" calcext:value-type="float">
            <text:p>787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$A47]-[.B47]" office:value-type="float" office:value="-140" calcext:value-type="float">
            <text:p>-140</text:p>
          </table:table-cell>
          <table:table-cell table:formula="of:=[.$A47]-[.C47]" office:value-type="float" office:value="-54" calcext:value-type="float">
            <text:p>-54</text:p>
          </table:table-cell>
          <table:table-cell table:formula="of:=[.$A47]-[.D47]" office:value-type="float" office:value="-94" calcext:value-type="float">
            <text:p>-94</text:p>
          </table:table-cell>
          <table:table-cell/>
          <table:table-cell table:formula="of:=([.F47]*100)/[.$A47]" office:value-type="float" office:value="-19.0995907230559" calcext:value-type="float">
            <text:p>-19.0995907231</text:p>
          </table:table-cell>
          <table:table-cell table:formula="of:=([.G47]*100)/[.$A47]" office:value-type="float" office:value="-7.36698499317872" calcext:value-type="float">
            <text:p>-7.3669849932</text:p>
          </table:table-cell>
          <table:table-cell table:formula="of:=([.H47]*100)/[.$A47]" office:value-type="float" office:value="-12.8240109140518" calcext:value-type="float">
            <text:p>-12.824010914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47" calcext:value-type="float">
            <text:p>947</text:p>
          </table:table-cell>
          <table:table-cell office:value-type="float" office:value="860" calcext:value-type="float">
            <text:p>86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$A48]-[.B48]" office:value-type="float" office:value="-210" calcext:value-type="float">
            <text:p>-210</text:p>
          </table:table-cell>
          <table:table-cell table:formula="of:=[.$A48]-[.C48]" office:value-type="float" office:value="-123" calcext:value-type="float">
            <text:p>-123</text:p>
          </table:table-cell>
          <table:table-cell table:formula="of:=[.$A48]-[.D48]" office:value-type="float" office:value="-140" calcext:value-type="float">
            <text:p>-140</text:p>
          </table:table-cell>
          <table:table-cell/>
          <table:table-cell table:formula="of:=([.F48]*100)/[.$A48]" office:value-type="float" office:value="-28.493894165536" calcext:value-type="float">
            <text:p>-28.4938941655</text:p>
          </table:table-cell>
          <table:table-cell table:formula="of:=([.G48]*100)/[.$A48]" office:value-type="float" office:value="-16.6892808683853" calcext:value-type="float">
            <text:p>-16.6892808684</text:p>
          </table:table-cell>
          <table:table-cell table:formula="of:=([.H48]*100)/[.$A48]" office:value-type="float" office:value="-18.9959294436906" calcext:value-type="float">
            <text:p>-18.995929443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89" calcext:value-type="float">
            <text:p>1089</text:p>
          </table:table-cell>
          <table:table-cell office:value-type="float" office:value="1105" calcext:value-type="float">
            <text:p>1105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[.$A49]-[.B49]" office:value-type="float" office:value="-217" calcext:value-type="float">
            <text:p>-217</text:p>
          </table:table-cell>
          <table:table-cell table:formula="of:=[.$A49]-[.C49]" office:value-type="float" office:value="-233" calcext:value-type="float">
            <text:p>-233</text:p>
          </table:table-cell>
          <table:table-cell table:formula="of:=[.$A49]-[.D49]" office:value-type="float" office:value="-212" calcext:value-type="float">
            <text:p>-212</text:p>
          </table:table-cell>
          <table:table-cell/>
          <table:table-cell table:formula="of:=([.F49]*100)/[.$A49]" office:value-type="float" office:value="-24.8853211009174" calcext:value-type="float">
            <text:p>-24.8853211009</text:p>
          </table:table-cell>
          <table:table-cell table:formula="of:=([.G49]*100)/[.$A49]" office:value-type="float" office:value="-26.7201834862385" calcext:value-type="float">
            <text:p>-26.7201834862</text:p>
          </table:table-cell>
          <table:table-cell table:formula="of:=([.H49]*100)/[.$A49]" office:value-type="float" office:value="-24.3119266055046" calcext:value-type="float">
            <text:p>-24.311926605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7" calcext:value-type="float">
            <text:p>1017</text:p>
          </table:table-cell>
          <table:table-cell office:value-type="float" office:value="944" calcext:value-type="float">
            <text:p>944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$A50]-[.B50]" office:value-type="float" office:value="-116" calcext:value-type="float">
            <text:p>-116</text:p>
          </table:table-cell>
          <table:table-cell table:formula="of:=[.$A50]-[.C50]" office:value-type="float" office:value="-43" calcext:value-type="float">
            <text:p>-43</text:p>
          </table:table-cell>
          <table:table-cell table:formula="of:=[.$A50]-[.D50]" office:value-type="float" office:value="-30" calcext:value-type="float">
            <text:p>-30</text:p>
          </table:table-cell>
          <table:table-cell/>
          <table:table-cell table:formula="of:=([.F50]*100)/[.$A50]" office:value-type="float" office:value="-12.8745837957825" calcext:value-type="float">
            <text:p>-12.8745837958</text:p>
          </table:table-cell>
          <table:table-cell table:formula="of:=([.G50]*100)/[.$A50]" office:value-type="float" office:value="-4.77247502774695" calcext:value-type="float">
            <text:p>-4.7724750277</text:p>
          </table:table-cell>
          <table:table-cell table:formula="of:=([.H50]*100)/[.$A50]" office:value-type="float" office:value="-3.32963374028857" calcext:value-type="float">
            <text:p>-3.329633740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281" calcext:value-type="float">
            <text:p>1281</text:p>
          </table:table-cell>
          <table:table-cell office:value-type="float" office:value="961" calcext:value-type="float">
            <text:p>961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$A51]-[.B51]" office:value-type="float" office:value="-354" calcext:value-type="float">
            <text:p>-354</text:p>
          </table:table-cell>
          <table:table-cell table:formula="of:=[.$A51]-[.C51]" office:value-type="float" office:value="-34" calcext:value-type="float">
            <text:p>-34</text:p>
          </table:table-cell>
          <table:table-cell table:formula="of:=[.$A51]-[.D51]" office:value-type="float" office:value="-14" calcext:value-type="float">
            <text:p>-14</text:p>
          </table:table-cell>
          <table:table-cell/>
          <table:table-cell table:formula="of:=([.F51]*100)/[.$A51]" office:value-type="float" office:value="-38.1877022653722" calcext:value-type="float">
            <text:p>-38.1877022654</text:p>
          </table:table-cell>
          <table:table-cell table:formula="of:=([.G51]*100)/[.$A51]" office:value-type="float" office:value="-3.66774541531823" calcext:value-type="float">
            <text:p>-3.6677454153</text:p>
          </table:table-cell>
          <table:table-cell table:formula="of:=([.H51]*100)/[.$A51]" office:value-type="float" office:value="-1.51024811218986" calcext:value-type="float">
            <text:p>-1.51024811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77" calcext:value-type="float">
            <text:p>977</text:p>
          </table:table-cell>
          <table:table-cell office:value-type="float" office:value="951" calcext:value-type="float">
            <text:p>951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$A52]-[.B52]" office:value-type="float" office:value="-64" calcext:value-type="float">
            <text:p>-64</text:p>
          </table:table-cell>
          <table:table-cell table:formula="of:=[.$A52]-[.C52]" office:value-type="float" office:value="-38" calcext:value-type="float">
            <text:p>-38</text:p>
          </table:table-cell>
          <table:table-cell table:formula="of:=[.$A52]-[.D52]" office:value-type="float" office:value="-21" calcext:value-type="float">
            <text:p>-21</text:p>
          </table:table-cell>
          <table:table-cell/>
          <table:table-cell table:formula="of:=([.F52]*100)/[.$A52]" office:value-type="float" office:value="-7.00985761226725" calcext:value-type="float">
            <text:p>-7.0098576123</text:p>
          </table:table-cell>
          <table:table-cell table:formula="of:=([.G52]*100)/[.$A52]" office:value-type="float" office:value="-4.16210295728368" calcext:value-type="float">
            <text:p>-4.1621029573</text:p>
          </table:table-cell>
          <table:table-cell table:formula="of:=([.H52]*100)/[.$A52]" office:value-type="float" office:value="-2.30010952902519" calcext:value-type="float">
            <text:p>-2.30010952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10" calcext:value-type="float">
            <text:p>1110</text:p>
          </table:table-cell>
          <table:table-cell office:value-type="float" office:value="1108" calcext:value-type="float">
            <text:p>1108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[.$A53]-[.B53]" office:value-type="float" office:value="-171" calcext:value-type="float">
            <text:p>-171</text:p>
          </table:table-cell>
          <table:table-cell table:formula="of:=[.$A53]-[.C53]" office:value-type="float" office:value="-169" calcext:value-type="float">
            <text:p>-169</text:p>
          </table:table-cell>
          <table:table-cell table:formula="of:=[.$A53]-[.D53]" office:value-type="float" office:value="-116" calcext:value-type="float">
            <text:p>-116</text:p>
          </table:table-cell>
          <table:table-cell/>
          <table:table-cell table:formula="of:=([.F53]*100)/[.$A53]" office:value-type="float" office:value="-18.2108626198083" calcext:value-type="float">
            <text:p>-18.2108626198</text:p>
          </table:table-cell>
          <table:table-cell table:formula="of:=([.G53]*100)/[.$A53]" office:value-type="float" office:value="-17.9978700745474" calcext:value-type="float">
            <text:p>-17.9978700745</text:p>
          </table:table-cell>
          <table:table-cell table:formula="of:=([.H53]*100)/[.$A53]" office:value-type="float" office:value="-12.3535676251331" calcext:value-type="float">
            <text:p>-12.35356762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23" calcext:value-type="float">
            <text:p>1023</text:p>
          </table:table-cell>
          <table:table-cell office:value-type="float" office:value="877" calcext:value-type="float">
            <text:p>877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$A54]-[.B54]" office:value-type="float" office:value="-192" calcext:value-type="float">
            <text:p>-192</text:p>
          </table:table-cell>
          <table:table-cell table:formula="of:=[.$A54]-[.C54]" office:value-type="float" office:value="-46" calcext:value-type="float">
            <text:p>-46</text:p>
          </table:table-cell>
          <table:table-cell table:formula="of:=[.$A54]-[.D54]" office:value-type="float" office:value="-79" calcext:value-type="float">
            <text:p>-79</text:p>
          </table:table-cell>
          <table:table-cell/>
          <table:table-cell table:formula="of:=([.F54]*100)/[.$A54]" office:value-type="float" office:value="-23.1046931407942" calcext:value-type="float">
            <text:p>-23.1046931408</text:p>
          </table:table-cell>
          <table:table-cell table:formula="of:=([.G54]*100)/[.$A54]" office:value-type="float" office:value="-5.53549939831528" calcext:value-type="float">
            <text:p>-5.5354993983</text:p>
          </table:table-cell>
          <table:table-cell table:formula="of:=([.H54]*100)/[.$A54]" office:value-type="float" office:value="-9.50661853188929" calcext:value-type="float">
            <text:p>-9.50661853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27" calcext:value-type="float">
            <text:p>1227</text:p>
          </table:table-cell>
          <table:table-cell office:value-type="float" office:value="1153" calcext:value-type="float">
            <text:p>1153</text:p>
          </table:table-cell>
          <table:table-cell office:value-type="float" office:value="1155" calcext:value-type="float">
            <text:p>1155</text:p>
          </table:table-cell>
          <table:table-cell/>
          <table:table-cell table:formula="of:=[.$A55]-[.B55]" office:value-type="float" office:value="-249" calcext:value-type="float">
            <text:p>-249</text:p>
          </table:table-cell>
          <table:table-cell table:formula="of:=[.$A55]-[.C55]" office:value-type="float" office:value="-175" calcext:value-type="float">
            <text:p>-175</text:p>
          </table:table-cell>
          <table:table-cell table:formula="of:=[.$A55]-[.D55]" office:value-type="float" office:value="-177" calcext:value-type="float">
            <text:p>-177</text:p>
          </table:table-cell>
          <table:table-cell/>
          <table:table-cell table:formula="of:=([.F55]*100)/[.$A55]" office:value-type="float" office:value="-25.4601226993865" calcext:value-type="float">
            <text:p>-25.4601226994</text:p>
          </table:table-cell>
          <table:table-cell table:formula="of:=([.G55]*100)/[.$A55]" office:value-type="float" office:value="-17.8936605316973" calcext:value-type="float">
            <text:p>-17.8936605317</text:p>
          </table:table-cell>
          <table:table-cell table:formula="of:=([.H55]*100)/[.$A55]" office:value-type="float" office:value="-18.0981595092025" calcext:value-type="float">
            <text:p>-18.098159509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97" calcext:value-type="float">
            <text:p>1297</text:p>
          </table:table-cell>
          <table:table-cell office:value-type="float" office:value="1027" calcext:value-type="float">
            <text:p>1027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$A56]-[.B56]" office:value-type="float" office:value="-357" calcext:value-type="float">
            <text:p>-357</text:p>
          </table:table-cell>
          <table:table-cell table:formula="of:=[.$A56]-[.C56]" office:value-type="float" office:value="-87" calcext:value-type="float">
            <text:p>-87</text:p>
          </table:table-cell>
          <table:table-cell table:formula="of:=[.$A56]-[.D56]" office:value-type="float" office:value="-108" calcext:value-type="float">
            <text:p>-108</text:p>
          </table:table-cell>
          <table:table-cell/>
          <table:table-cell table:formula="of:=([.F56]*100)/[.$A56]" office:value-type="float" office:value="-37.9787234042553" calcext:value-type="float">
            <text:p>-37.9787234043</text:p>
          </table:table-cell>
          <table:table-cell table:formula="of:=([.G56]*100)/[.$A56]" office:value-type="float" office:value="-9.25531914893617" calcext:value-type="float">
            <text:p>-9.2553191489</text:p>
          </table:table-cell>
          <table:table-cell table:formula="of:=([.H56]*100)/[.$A56]" office:value-type="float" office:value="-11.4893617021277" calcext:value-type="float">
            <text:p>-11.48936170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86" calcext:value-type="float">
            <text:p>1186</text:p>
          </table:table-cell>
          <table:table-cell office:value-type="float" office:value="874" calcext:value-type="float">
            <text:p>874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$A57]-[.B57]" office:value-type="float" office:value="-351" calcext:value-type="float">
            <text:p>-351</text:p>
          </table:table-cell>
          <table:table-cell table:formula="of:=[.$A57]-[.C57]" office:value-type="float" office:value="-39" calcext:value-type="float">
            <text:p>-39</text:p>
          </table:table-cell>
          <table:table-cell table:formula="of:=[.$A57]-[.D57]" office:value-type="float" office:value="-94" calcext:value-type="float">
            <text:p>-94</text:p>
          </table:table-cell>
          <table:table-cell/>
          <table:table-cell table:formula="of:=([.F57]*100)/[.$A57]" office:value-type="float" office:value="-42.0359281437126" calcext:value-type="float">
            <text:p>-42.0359281437</text:p>
          </table:table-cell>
          <table:table-cell table:formula="of:=([.G57]*100)/[.$A57]" office:value-type="float" office:value="-4.67065868263473" calcext:value-type="float">
            <text:p>-4.6706586826</text:p>
          </table:table-cell>
          <table:table-cell table:formula="of:=([.H57]*100)/[.$A57]" office:value-type="float" office:value="-11.2574850299401" calcext:value-type="float">
            <text:p>-11.257485029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17" calcext:value-type="float">
            <text:p>1117</text:p>
          </table:table-cell>
          <table:table-cell office:value-type="float" office:value="1032" calcext:value-type="float">
            <text:p>1032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$A58]-[.B58]" office:value-type="float" office:value="-211" calcext:value-type="float">
            <text:p>-211</text:p>
          </table:table-cell>
          <table:table-cell table:formula="of:=[.$A58]-[.C58]" office:value-type="float" office:value="-126" calcext:value-type="float">
            <text:p>-126</text:p>
          </table:table-cell>
          <table:table-cell table:formula="of:=[.$A58]-[.D58]" office:value-type="float" office:value="-137" calcext:value-type="float">
            <text:p>-137</text:p>
          </table:table-cell>
          <table:table-cell/>
          <table:table-cell table:formula="of:=([.F58]*100)/[.$A58]" office:value-type="float" office:value="-23.2891832229581" calcext:value-type="float">
            <text:p>-23.289183223</text:p>
          </table:table-cell>
          <table:table-cell table:formula="of:=([.G58]*100)/[.$A58]" office:value-type="float" office:value="-13.9072847682119" calcext:value-type="float">
            <text:p>-13.9072847682</text:p>
          </table:table-cell>
          <table:table-cell table:formula="of:=([.H58]*100)/[.$A58]" office:value-type="float" office:value="-15.121412803532" calcext:value-type="float">
            <text:p>-15.121412803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80" calcext:value-type="float">
            <text:p>1080</text:p>
          </table:table-cell>
          <table:table-cell office:value-type="float" office:value="1107" calcext:value-type="float">
            <text:p>1107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$A59]-[.B59]" office:value-type="float" office:value="-252" calcext:value-type="float">
            <text:p>-252</text:p>
          </table:table-cell>
          <table:table-cell table:formula="of:=[.$A59]-[.C59]" office:value-type="float" office:value="-279" calcext:value-type="float">
            <text:p>-279</text:p>
          </table:table-cell>
          <table:table-cell table:formula="of:=[.$A59]-[.D59]" office:value-type="float" office:value="-217" calcext:value-type="float">
            <text:p>-217</text:p>
          </table:table-cell>
          <table:table-cell/>
          <table:table-cell table:formula="of:=([.F59]*100)/[.$A59]" office:value-type="float" office:value="-30.4347826086957" calcext:value-type="float">
            <text:p>-30.4347826087</text:p>
          </table:table-cell>
          <table:table-cell table:formula="of:=([.G59]*100)/[.$A59]" office:value-type="float" office:value="-33.695652173913" calcext:value-type="float">
            <text:p>-33.6956521739</text:p>
          </table:table-cell>
          <table:table-cell table:formula="of:=([.H59]*100)/[.$A59]" office:value-type="float" office:value="-26.207729468599" calcext:value-type="float">
            <text:p>-26.207729468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59" calcext:value-type="float">
            <text:p>1159</text:p>
          </table:table-cell>
          <table:table-cell office:value-type="float" office:value="941" calcext:value-type="float">
            <text:p>941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$A60]-[.B60]" office:value-type="float" office:value="-339" calcext:value-type="float">
            <text:p>-339</text:p>
          </table:table-cell>
          <table:table-cell table:formula="of:=[.$A60]-[.C60]" office:value-type="float" office:value="-121" calcext:value-type="float">
            <text:p>-121</text:p>
          </table:table-cell>
          <table:table-cell table:formula="of:=[.$A60]-[.D60]" office:value-type="float" office:value="-42" calcext:value-type="float">
            <text:p>-42</text:p>
          </table:table-cell>
          <table:table-cell/>
          <table:table-cell table:formula="of:=([.F60]*100)/[.$A60]" office:value-type="float" office:value="-41.3414634146342" calcext:value-type="float">
            <text:p>-41.3414634146</text:p>
          </table:table-cell>
          <table:table-cell table:formula="of:=([.G60]*100)/[.$A60]" office:value-type="float" office:value="-14.7560975609756" calcext:value-type="float">
            <text:p>-14.756097561</text:p>
          </table:table-cell>
          <table:table-cell table:formula="of:=([.H60]*100)/[.$A60]" office:value-type="float" office:value="-5.1219512195122" calcext:value-type="float">
            <text:p>-5.121951219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25" calcext:value-type="float">
            <text:p>1025</text:p>
          </table:table-cell>
          <table:table-cell office:value-type="float" office:value="889" calcext:value-type="float">
            <text:p>889</text:p>
          </table:table-cell>
          <table:table-cell office:value-type="float" office:value="991" calcext:value-type="float">
            <text:p>991</text:p>
          </table:table-cell>
          <table:table-cell/>
          <table:table-cell table:formula="of:=[.$A61]-[.B61]" office:value-type="float" office:value="-168" calcext:value-type="float">
            <text:p>-168</text:p>
          </table:table-cell>
          <table:table-cell table:formula="of:=[.$A61]-[.C61]" office:value-type="float" office:value="-32" calcext:value-type="float">
            <text:p>-32</text:p>
          </table:table-cell>
          <table:table-cell table:formula="of:=[.$A61]-[.D61]" office:value-type="float" office:value="-134" calcext:value-type="float">
            <text:p>-134</text:p>
          </table:table-cell>
          <table:table-cell/>
          <table:table-cell table:formula="of:=([.F61]*100)/[.$A61]" office:value-type="float" office:value="-19.6032672112019" calcext:value-type="float">
            <text:p>-19.6032672112</text:p>
          </table:table-cell>
          <table:table-cell table:formula="of:=([.G61]*100)/[.$A61]" office:value-type="float" office:value="-3.73395565927655" calcext:value-type="float">
            <text:p>-3.7339556593</text:p>
          </table:table-cell>
          <table:table-cell table:formula="of:=([.H61]*100)/[.$A61]" office:value-type="float" office:value="-15.6359393232205" calcext:value-type="float">
            <text:p>-15.635939323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40" calcext:value-type="float">
            <text:p>1240</text:p>
          </table:table-cell>
          <table:table-cell office:value-type="float" office:value="1007" calcext:value-type="float">
            <text:p>1007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$A62]-[.B62]" office:value-type="float" office:value="-335" calcext:value-type="float">
            <text:p>-335</text:p>
          </table:table-cell>
          <table:table-cell table:formula="of:=[.$A62]-[.C62]" office:value-type="float" office:value="-102" calcext:value-type="float">
            <text:p>-102</text:p>
          </table:table-cell>
          <table:table-cell table:formula="of:=[.$A62]-[.D62]" office:value-type="float" office:value="-163" calcext:value-type="float">
            <text:p>-163</text:p>
          </table:table-cell>
          <table:table-cell/>
          <table:table-cell table:formula="of:=([.F62]*100)/[.$A62]" office:value-type="float" office:value="-37.0165745856354" calcext:value-type="float">
            <text:p>-37.0165745856</text:p>
          </table:table-cell>
          <table:table-cell table:formula="of:=([.G62]*100)/[.$A62]" office:value-type="float" office:value="-11.2707182320442" calcext:value-type="float">
            <text:p>-11.270718232</text:p>
          </table:table-cell>
          <table:table-cell table:formula="of:=([.H62]*100)/[.$A62]" office:value-type="float" office:value="-18.0110497237569" calcext:value-type="float">
            <text:p>-18.01104972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14" calcext:value-type="float">
            <text:p>1114</text:p>
          </table:table-cell>
          <table:table-cell office:value-type="float" office:value="979" calcext:value-type="float">
            <text:p>979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[.$A63]-[.B63]" office:value-type="float" office:value="-176" calcext:value-type="float">
            <text:p>-176</text:p>
          </table:table-cell>
          <table:table-cell table:formula="of:=[.$A63]-[.C63]" office:value-type="float" office:value="-41" calcext:value-type="float">
            <text:p>-41</text:p>
          </table:table-cell>
          <table:table-cell table:formula="of:=[.$A63]-[.D63]" office:value-type="float" office:value="-79" calcext:value-type="float">
            <text:p>-79</text:p>
          </table:table-cell>
          <table:table-cell/>
          <table:table-cell table:formula="of:=([.F63]*100)/[.$A63]" office:value-type="float" office:value="-18.7633262260128" calcext:value-type="float">
            <text:p>-18.763326226</text:p>
          </table:table-cell>
          <table:table-cell table:formula="of:=([.G63]*100)/[.$A63]" office:value-type="float" office:value="-4.37100213219616" calcext:value-type="float">
            <text:p>-4.3710021322</text:p>
          </table:table-cell>
          <table:table-cell table:formula="of:=([.H63]*100)/[.$A63]" office:value-type="float" office:value="-8.42217484008529" calcext:value-type="float">
            <text:p>-8.422174840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146" calcext:value-type="float">
            <text:p>1146</text:p>
          </table:table-cell>
          <table:table-cell office:value-type="float" office:value="1096" calcext:value-type="float">
            <text:p>1096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$A64]-[.B64]" office:value-type="float" office:value="-248" calcext:value-type="float">
            <text:p>-248</text:p>
          </table:table-cell>
          <table:table-cell table:formula="of:=[.$A64]-[.C64]" office:value-type="float" office:value="-198" calcext:value-type="float">
            <text:p>-198</text:p>
          </table:table-cell>
          <table:table-cell table:formula="of:=[.$A64]-[.D64]" office:value-type="float" office:value="0" calcext:value-type="float">
            <text:p>0</text:p>
          </table:table-cell>
          <table:table-cell/>
          <table:table-cell table:formula="of:=([.F64]*100)/[.$A64]" office:value-type="float" office:value="-27.6169265033408" calcext:value-type="float">
            <text:p>-27.6169265033</text:p>
          </table:table-cell>
          <table:table-cell table:formula="of:=([.G64]*100)/[.$A64]" office:value-type="float" office:value="-22.0489977728285" calcext:value-type="float">
            <text:p>-22.0489977728</text:p>
          </table:table-cell>
          <table:table-cell table:formula="of:=([.H64]*100)/[.$A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42" calcext:value-type="float">
            <text:p>1142</text:p>
          </table:table-cell>
          <table:table-cell office:value-type="float" office:value="999" calcext:value-type="float">
            <text:p>999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[.$A65]-[.B65]" office:value-type="float" office:value="-259" calcext:value-type="float">
            <text:p>-259</text:p>
          </table:table-cell>
          <table:table-cell table:formula="of:=[.$A65]-[.C65]" office:value-type="float" office:value="-116" calcext:value-type="float">
            <text:p>-116</text:p>
          </table:table-cell>
          <table:table-cell table:formula="of:=[.$A65]-[.D65]" office:value-type="float" office:value="-190" calcext:value-type="float">
            <text:p>-190</text:p>
          </table:table-cell>
          <table:table-cell/>
          <table:table-cell table:formula="of:=([.F65]*100)/[.$A65]" office:value-type="float" office:value="-29.3318233295583" calcext:value-type="float">
            <text:p>-29.3318233296</text:p>
          </table:table-cell>
          <table:table-cell table:formula="of:=([.G65]*100)/[.$A65]" office:value-type="float" office:value="-13.1370328425821" calcext:value-type="float">
            <text:p>-13.1370328426</text:p>
          </table:table-cell>
          <table:table-cell table:formula="of:=([.H65]*100)/[.$A65]" office:value-type="float" office:value="-21.5175537938845" calcext:value-type="float">
            <text:p>-21.517553793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44" calcext:value-type="float">
            <text:p>944</text:p>
          </table:table-cell>
          <table:table-cell office:value-type="float" office:value="851" calcext:value-type="float">
            <text:p>851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$A66]-[.B66]" office:value-type="float" office:value="-166" calcext:value-type="float">
            <text:p>-166</text:p>
          </table:table-cell>
          <table:table-cell table:formula="of:=[.$A66]-[.C66]" office:value-type="float" office:value="-73" calcext:value-type="float">
            <text:p>-73</text:p>
          </table:table-cell>
          <table:table-cell table:formula="of:=[.$A66]-[.D66]" office:value-type="float" office:value="-105" calcext:value-type="float">
            <text:p>-105</text:p>
          </table:table-cell>
          <table:table-cell/>
          <table:table-cell table:formula="of:=([.F66]*100)/[.$A66]" office:value-type="float" office:value="-21.3367609254499" calcext:value-type="float">
            <text:p>-21.3367609254</text:p>
          </table:table-cell>
          <table:table-cell table:formula="of:=([.G66]*100)/[.$A66]" office:value-type="float" office:value="-9.38303341902314" calcext:value-type="float">
            <text:p>-9.383033419</text:p>
          </table:table-cell>
          <table:table-cell table:formula="of:=([.H66]*100)/[.$A66]" office:value-type="float" office:value="-13.4961439588689" calcext:value-type="float">
            <text:p>-13.49614395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36" calcext:value-type="float">
            <text:p>1236</text:p>
          </table:table-cell>
          <table:table-cell office:value-type="float" office:value="925" calcext:value-type="float">
            <text:p>925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[.$A67]-[.B67]" office:value-type="float" office:value="-357" calcext:value-type="float">
            <text:p>-357</text:p>
          </table:table-cell>
          <table:table-cell table:formula="of:=[.$A67]-[.C67]" office:value-type="float" office:value="-46" calcext:value-type="float">
            <text:p>-46</text:p>
          </table:table-cell>
          <table:table-cell table:formula="of:=[.$A67]-[.D67]" office:value-type="float" office:value="-103" calcext:value-type="float">
            <text:p>-103</text:p>
          </table:table-cell>
          <table:table-cell/>
          <table:table-cell table:formula="of:=([.F67]*100)/[.$A67]" office:value-type="float" office:value="-40.6143344709898" calcext:value-type="float">
            <text:p>-40.614334471</text:p>
          </table:table-cell>
          <table:table-cell table:formula="of:=([.G67]*100)/[.$A67]" office:value-type="float" office:value="-5.23321956769056" calcext:value-type="float">
            <text:p>-5.2332195677</text:p>
          </table:table-cell>
          <table:table-cell table:formula="of:=([.H67]*100)/[.$A67]" office:value-type="float" office:value="-11.7178612059158" calcext:value-type="float">
            <text:p>-11.71786120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68" calcext:value-type="float">
            <text:p>1168</text:p>
          </table:table-cell>
          <table:table-cell office:value-type="float" office:value="1149" calcext:value-type="float">
            <text:p>1149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$A68]-[.B68]" office:value-type="float" office:value="-175" calcext:value-type="float">
            <text:p>-175</text:p>
          </table:table-cell>
          <table:table-cell table:formula="of:=[.$A68]-[.C68]" office:value-type="float" office:value="-156" calcext:value-type="float">
            <text:p>-156</text:p>
          </table:table-cell>
          <table:table-cell table:formula="of:=[.$A68]-[.D68]" office:value-type="float" office:value="-52" calcext:value-type="float">
            <text:p>-52</text:p>
          </table:table-cell>
          <table:table-cell/>
          <table:table-cell table:formula="of:=([.F68]*100)/[.$A68]" office:value-type="float" office:value="-17.6233635448137" calcext:value-type="float">
            <text:p>-17.6233635448</text:p>
          </table:table-cell>
          <table:table-cell table:formula="of:=([.G68]*100)/[.$A68]" office:value-type="float" office:value="-15.7099697885196" calcext:value-type="float">
            <text:p>-15.7099697885</text:p>
          </table:table-cell>
          <table:table-cell table:formula="of:=([.H68]*100)/[.$A68]" office:value-type="float" office:value="-5.23665659617321" calcext:value-type="float">
            <text:p>-5.236656596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75" calcext:value-type="float">
            <text:p>1175</text:p>
          </table:table-cell>
          <table:table-cell office:value-type="float" office:value="1145" calcext:value-type="float">
            <text:p>1145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[.$A69]-[.B69]" office:value-type="float" office:value="-235" calcext:value-type="float">
            <text:p>-235</text:p>
          </table:table-cell>
          <table:table-cell table:formula="of:=[.$A69]-[.C69]" office:value-type="float" office:value="-205" calcext:value-type="float">
            <text:p>-205</text:p>
          </table:table-cell>
          <table:table-cell table:formula="of:=[.$A69]-[.D69]" office:value-type="float" office:value="-229" calcext:value-type="float">
            <text:p>-229</text:p>
          </table:table-cell>
          <table:table-cell/>
          <table:table-cell table:formula="of:=([.F69]*100)/[.$A69]" office:value-type="float" office:value="-25" calcext:value-type="float">
            <text:p>-25</text:p>
          </table:table-cell>
          <table:table-cell table:formula="of:=([.G69]*100)/[.$A69]" office:value-type="float" office:value="-21.8085106382979" calcext:value-type="float">
            <text:p>-21.8085106383</text:p>
          </table:table-cell>
          <table:table-cell table:formula="of:=([.H69]*100)/[.$A69]" office:value-type="float" office:value="-24.3617021276596" calcext:value-type="float">
            <text:p>-24.361702127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62" calcext:value-type="float">
            <text:p>1162</text:p>
          </table:table-cell>
          <table:table-cell office:value-type="float" office:value="959" calcext:value-type="float">
            <text:p>959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$A70]-[.B70]" office:value-type="float" office:value="-285" calcext:value-type="float">
            <text:p>-285</text:p>
          </table:table-cell>
          <table:table-cell table:formula="of:=[.$A70]-[.C70]" office:value-type="float" office:value="-82" calcext:value-type="float">
            <text:p>-82</text:p>
          </table:table-cell>
          <table:table-cell table:formula="of:=[.$A70]-[.D70]" office:value-type="float" office:value="-75" calcext:value-type="float">
            <text:p>-75</text:p>
          </table:table-cell>
          <table:table-cell/>
          <table:table-cell table:formula="of:=([.F70]*100)/[.$A70]" office:value-type="float" office:value="-32.497149372862" calcext:value-type="float">
            <text:p>-32.4971493729</text:p>
          </table:table-cell>
          <table:table-cell table:formula="of:=([.G70]*100)/[.$A70]" office:value-type="float" office:value="-9.35005701254276" calcext:value-type="float">
            <text:p>-9.3500570125</text:p>
          </table:table-cell>
          <table:table-cell table:formula="of:=([.H70]*100)/[.$A70]" office:value-type="float" office:value="-8.55188141391106" calcext:value-type="float">
            <text:p>-8.5518814139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 office:value-type="float" office:value="810" calcext:value-type="float">
            <text:p>810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$A71]-[.B71]" office:value-type="float" office:value="0" calcext:value-type="float">
            <text:p>0</text:p>
          </table:table-cell>
          <table:table-cell table:formula="of:=[.$A71]-[.C71]" office:value-type="float" office:value="-45" calcext:value-type="float">
            <text:p>-45</text:p>
          </table:table-cell>
          <table:table-cell table:formula="of:=[.$A71]-[.D71]" office:value-type="float" office:value="0" calcext:value-type="float">
            <text:p>0</text:p>
          </table:table-cell>
          <table:table-cell/>
          <table:table-cell table:formula="of:=([.F71]*100)/[.$A71]" office:value-type="float" office:value="0" calcext:value-type="float">
            <text:p>0</text:p>
          </table:table-cell>
          <table:table-cell table:formula="of:=([.G71]*100)/[.$A71]" office:value-type="float" office:value="-5.88235294117647" calcext:value-type="float">
            <text:p>-5.8823529412</text:p>
          </table:table-cell>
          <table:table-cell table:formula="of:=([.H71]*100)/[.$A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29" calcext:value-type="float">
            <text:p>1029</text:p>
          </table:table-cell>
          <table:table-cell office:value-type="float" office:value="984" calcext:value-type="float">
            <text:p>984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$A72]-[.B72]" office:value-type="float" office:value="-199" calcext:value-type="float">
            <text:p>-199</text:p>
          </table:table-cell>
          <table:table-cell table:formula="of:=[.$A72]-[.C72]" office:value-type="float" office:value="-154" calcext:value-type="float">
            <text:p>-154</text:p>
          </table:table-cell>
          <table:table-cell table:formula="of:=[.$A72]-[.D72]" office:value-type="float" office:value="-77" calcext:value-type="float">
            <text:p>-77</text:p>
          </table:table-cell>
          <table:table-cell/>
          <table:table-cell table:formula="of:=([.F72]*100)/[.$A72]" office:value-type="float" office:value="-23.9759036144578" calcext:value-type="float">
            <text:p>-23.9759036145</text:p>
          </table:table-cell>
          <table:table-cell table:formula="of:=([.G72]*100)/[.$A72]" office:value-type="float" office:value="-18.5542168674699" calcext:value-type="float">
            <text:p>-18.5542168675</text:p>
          </table:table-cell>
          <table:table-cell table:formula="of:=([.H72]*100)/[.$A72]" office:value-type="float" office:value="-9.27710843373494" calcext:value-type="float">
            <text:p>-9.277108433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71" calcext:value-type="float">
            <text:p>1271</text:p>
          </table:table-cell>
          <table:table-cell office:value-type="float" office:value="1012" calcext:value-type="float">
            <text:p>1012</text:p>
          </table:table-cell>
          <table:table-cell office:value-type="float" office:value="1207" calcext:value-type="float">
            <text:p>1207</text:p>
          </table:table-cell>
          <table:table-cell/>
          <table:table-cell table:formula="of:=[.$A73]-[.B73]" office:value-type="float" office:value="-328" calcext:value-type="float">
            <text:p>-328</text:p>
          </table:table-cell>
          <table:table-cell table:formula="of:=[.$A73]-[.C73]" office:value-type="float" office:value="-69" calcext:value-type="float">
            <text:p>-69</text:p>
          </table:table-cell>
          <table:table-cell table:formula="of:=[.$A73]-[.D73]" office:value-type="float" office:value="-264" calcext:value-type="float">
            <text:p>-264</text:p>
          </table:table-cell>
          <table:table-cell/>
          <table:table-cell table:formula="of:=([.F73]*100)/[.$A73]" office:value-type="float" office:value="-34.7826086956522" calcext:value-type="float">
            <text:p>-34.7826086957</text:p>
          </table:table-cell>
          <table:table-cell table:formula="of:=([.G73]*100)/[.$A73]" office:value-type="float" office:value="-7.31707317073171" calcext:value-type="float">
            <text:p>-7.3170731707</text:p>
          </table:table-cell>
          <table:table-cell table:formula="of:=([.H73]*100)/[.$A73]" office:value-type="float" office:value="-27.9957582184517" calcext:value-type="float">
            <text:p>-27.995758218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29" calcext:value-type="float">
            <text:p>1129</text:p>
          </table:table-cell>
          <table:table-cell office:value-type="float" office:value="1068" calcext:value-type="float">
            <text:p>1068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$A74]-[.B74]" office:value-type="float" office:value="-166" calcext:value-type="float">
            <text:p>-166</text:p>
          </table:table-cell>
          <table:table-cell table:formula="of:=[.$A74]-[.C74]" office:value-type="float" office:value="-105" calcext:value-type="float">
            <text:p>-105</text:p>
          </table:table-cell>
          <table:table-cell table:formula="of:=[.$A74]-[.D74]" office:value-type="float" office:value="-100" calcext:value-type="float">
            <text:p>-100</text:p>
          </table:table-cell>
          <table:table-cell/>
          <table:table-cell table:formula="of:=([.F74]*100)/[.$A74]" office:value-type="float" office:value="-17.2377985462098" calcext:value-type="float">
            <text:p>-17.2377985462</text:p>
          </table:table-cell>
          <table:table-cell table:formula="of:=([.G74]*100)/[.$A74]" office:value-type="float" office:value="-10.9034267912773" calcext:value-type="float">
            <text:p>-10.9034267913</text:p>
          </table:table-cell>
          <table:table-cell table:formula="of:=([.H74]*100)/[.$A74]" office:value-type="float" office:value="-10.3842159916926" calcext:value-type="float">
            <text:p>-10.38421599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56" calcext:value-type="float">
            <text:p>856</text:p>
          </table:table-cell>
          <table:table-cell office:value-type="float" office:value="1026" calcext:value-type="float">
            <text:p>1026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$A75]-[.B75]" office:value-type="float" office:value="-70" calcext:value-type="float">
            <text:p>-70</text:p>
          </table:table-cell>
          <table:table-cell table:formula="of:=[.$A75]-[.C75]" office:value-type="float" office:value="-240" calcext:value-type="float">
            <text:p>-240</text:p>
          </table:table-cell>
          <table:table-cell table:formula="of:=[.$A75]-[.D75]" office:value-type="float" office:value="-70" calcext:value-type="float">
            <text:p>-70</text:p>
          </table:table-cell>
          <table:table-cell/>
          <table:table-cell table:formula="of:=([.F75]*100)/[.$A75]" office:value-type="float" office:value="-8.9058524173028" calcext:value-type="float">
            <text:p>-8.9058524173</text:p>
          </table:table-cell>
          <table:table-cell table:formula="of:=([.G75]*100)/[.$A75]" office:value-type="float" office:value="-30.5343511450382" calcext:value-type="float">
            <text:p>-30.534351145</text:p>
          </table:table-cell>
          <table:table-cell table:formula="of:=([.H75]*100)/[.$A75]" office:value-type="float" office:value="-8.9058524173028" calcext:value-type="float">
            <text:p>-8.905852417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18" calcext:value-type="float">
            <text:p>1018</text:p>
          </table:table-cell>
          <table:table-cell office:value-type="float" office:value="848" calcext:value-type="float">
            <text:p>848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[.$A76]-[.B76]" office:value-type="float" office:value="-261" calcext:value-type="float">
            <text:p>-261</text:p>
          </table:table-cell>
          <table:table-cell table:formula="of:=[.$A76]-[.C76]" office:value-type="float" office:value="-91" calcext:value-type="float">
            <text:p>-91</text:p>
          </table:table-cell>
          <table:table-cell table:formula="of:=[.$A76]-[.D76]" office:value-type="float" office:value="-151" calcext:value-type="float">
            <text:p>-151</text:p>
          </table:table-cell>
          <table:table-cell/>
          <table:table-cell table:formula="of:=([.F76]*100)/[.$A76]" office:value-type="float" office:value="-34.4782034346103" calcext:value-type="float">
            <text:p>-34.4782034346</text:p>
          </table:table-cell>
          <table:table-cell table:formula="of:=([.G76]*100)/[.$A76]" office:value-type="float" office:value="-12.0211360634082" calcext:value-type="float">
            <text:p>-12.0211360634</text:p>
          </table:table-cell>
          <table:table-cell table:formula="of:=([.H76]*100)/[.$A76]" office:value-type="float" office:value="-19.9471598414795" calcext:value-type="float">
            <text:p>-19.94715984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81" calcext:value-type="float">
            <text:p>1081</text:p>
          </table:table-cell>
          <table:table-cell office:value-type="float" office:value="876" calcext:value-type="float">
            <text:p>876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$A77]-[.B77]" office:value-type="float" office:value="-224" calcext:value-type="float">
            <text:p>-224</text:p>
          </table:table-cell>
          <table:table-cell table:formula="of:=[.$A77]-[.C77]" office:value-type="float" office:value="-19" calcext:value-type="float">
            <text:p>-19</text:p>
          </table:table-cell>
          <table:table-cell table:formula="of:=[.$A77]-[.D77]" office:value-type="float" office:value="-151" calcext:value-type="float">
            <text:p>-151</text:p>
          </table:table-cell>
          <table:table-cell/>
          <table:table-cell table:formula="of:=([.F77]*100)/[.$A77]" office:value-type="float" office:value="-26.1376896149358" calcext:value-type="float">
            <text:p>-26.1376896149</text:p>
          </table:table-cell>
          <table:table-cell table:formula="of:=([.G77]*100)/[.$A77]" office:value-type="float" office:value="-2.21703617269545" calcext:value-type="float">
            <text:p>-2.2170361727</text:p>
          </table:table-cell>
          <table:table-cell table:formula="of:=([.H77]*100)/[.$A77]" office:value-type="float" office:value="-17.6196032672112" calcext:value-type="float">
            <text:p>-17.619603267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89" calcext:value-type="float">
            <text:p>989</text:p>
          </table:table-cell>
          <table:table-cell office:value-type="float" office:value="655" calcext:value-type="float">
            <text:p>655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$A78]-[.B78]" office:value-type="float" office:value="-334" calcext:value-type="float">
            <text:p>-334</text:p>
          </table:table-cell>
          <table:table-cell table:formula="of:=[.$A78]-[.C78]" office:value-type="float" office:value="0" calcext:value-type="float">
            <text:p>0</text:p>
          </table:table-cell>
          <table:table-cell table:formula="of:=[.$A78]-[.D78]" office:value-type="float" office:value="-256" calcext:value-type="float">
            <text:p>-256</text:p>
          </table:table-cell>
          <table:table-cell/>
          <table:table-cell table:formula="of:=([.F78]*100)/[.$A78]" office:value-type="float" office:value="-50.9923664122137" calcext:value-type="float">
            <text:p>-50.9923664122</text:p>
          </table:table-cell>
          <table:table-cell table:formula="of:=([.G78]*100)/[.$A78]" office:value-type="float" office:value="0" calcext:value-type="float">
            <text:p>0</text:p>
          </table:table-cell>
          <table:table-cell table:formula="of:=([.H78]*100)/[.$A78]" office:value-type="float" office:value="-39.0839694656489" calcext:value-type="float">
            <text:p>-39.083969465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264" calcext:value-type="float">
            <text:p>1264</text:p>
          </table:table-cell>
          <table:table-cell office:value-type="float" office:value="962" calcext:value-type="float">
            <text:p>962</text:p>
          </table:table-cell>
          <table:table-cell office:value-type="float" office:value="1146" calcext:value-type="float">
            <text:p>1146</text:p>
          </table:table-cell>
          <table:table-cell/>
          <table:table-cell table:formula="of:=[.$A79]-[.B79]" office:value-type="float" office:value="-340" calcext:value-type="float">
            <text:p>-340</text:p>
          </table:table-cell>
          <table:table-cell table:formula="of:=[.$A79]-[.C79]" office:value-type="float" office:value="-38" calcext:value-type="float">
            <text:p>-38</text:p>
          </table:table-cell>
          <table:table-cell table:formula="of:=[.$A79]-[.D79]" office:value-type="float" office:value="-222" calcext:value-type="float">
            <text:p>-222</text:p>
          </table:table-cell>
          <table:table-cell/>
          <table:table-cell table:formula="of:=([.F79]*100)/[.$A79]" office:value-type="float" office:value="-36.7965367965368" calcext:value-type="float">
            <text:p>-36.7965367965</text:p>
          </table:table-cell>
          <table:table-cell table:formula="of:=([.G79]*100)/[.$A79]" office:value-type="float" office:value="-4.11255411255411" calcext:value-type="float">
            <text:p>-4.1125541126</text:p>
          </table:table-cell>
          <table:table-cell table:formula="of:=([.H79]*100)/[.$A79]" office:value-type="float" office:value="-24.025974025974" calcext:value-type="float">
            <text:p>-24.02597402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99" calcext:value-type="float">
            <text:p>1099</text:p>
          </table:table-cell>
          <table:table-cell office:value-type="float" office:value="965" calcext:value-type="float">
            <text:p>965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[.$A80]-[.B80]" office:value-type="float" office:value="-210" calcext:value-type="float">
            <text:p>-210</text:p>
          </table:table-cell>
          <table:table-cell table:formula="of:=[.$A80]-[.C80]" office:value-type="float" office:value="-76" calcext:value-type="float">
            <text:p>-76</text:p>
          </table:table-cell>
          <table:table-cell table:formula="of:=[.$A80]-[.D80]" office:value-type="float" office:value="-141" calcext:value-type="float">
            <text:p>-141</text:p>
          </table:table-cell>
          <table:table-cell/>
          <table:table-cell table:formula="of:=([.F80]*100)/[.$A80]" office:value-type="float" office:value="-23.6220472440945" calcext:value-type="float">
            <text:p>-23.6220472441</text:p>
          </table:table-cell>
          <table:table-cell table:formula="of:=([.G80]*100)/[.$A80]" office:value-type="float" office:value="-8.54893138357705" calcext:value-type="float">
            <text:p>-8.5489313836</text:p>
          </table:table-cell>
          <table:table-cell table:formula="of:=([.H80]*100)/[.$A80]" office:value-type="float" office:value="-15.8605174353206" calcext:value-type="float">
            <text:p>-15.860517435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49" calcext:value-type="float">
            <text:p>949</text:p>
          </table:table-cell>
          <table:table-cell office:value-type="float" office:value="763" calcext:value-type="float">
            <text:p>763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$A81]-[.B81]" office:value-type="float" office:value="-186" calcext:value-type="float">
            <text:p>-186</text:p>
          </table:table-cell>
          <table:table-cell table:formula="of:=[.$A81]-[.C81]" office:value-type="float" office:value="0" calcext:value-type="float">
            <text:p>0</text:p>
          </table:table-cell>
          <table:table-cell table:formula="of:=[.$A81]-[.D81]" office:value-type="float" office:value="-186" calcext:value-type="float">
            <text:p>-186</text:p>
          </table:table-cell>
          <table:table-cell/>
          <table:table-cell table:formula="of:=([.F81]*100)/[.$A81]" office:value-type="float" office:value="-24.3774574049803" calcext:value-type="float">
            <text:p>-24.377457405</text:p>
          </table:table-cell>
          <table:table-cell table:formula="of:=([.G81]*100)/[.$A81]" office:value-type="float" office:value="0" calcext:value-type="float">
            <text:p>0</text:p>
          </table:table-cell>
          <table:table-cell table:formula="of:=([.H81]*100)/[.$A81]" office:value-type="float" office:value="-24.3774574049803" calcext:value-type="float">
            <text:p>-24.3774574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39" calcext:value-type="float">
            <text:p>839</text:p>
          </table:table-cell>
          <table:table-cell office:value-type="float" office:value="857" calcext:value-type="float">
            <text:p>857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$A82]-[.B82]" office:value-type="float" office:value="-68" calcext:value-type="float">
            <text:p>-68</text:p>
          </table:table-cell>
          <table:table-cell table:formula="of:=[.$A82]-[.C82]" office:value-type="float" office:value="-86" calcext:value-type="float">
            <text:p>-86</text:p>
          </table:table-cell>
          <table:table-cell table:formula="of:=[.$A82]-[.D82]" office:value-type="float" office:value="-47" calcext:value-type="float">
            <text:p>-47</text:p>
          </table:table-cell>
          <table:table-cell/>
          <table:table-cell table:formula="of:=([.F82]*100)/[.$A82]" office:value-type="float" office:value="-8.81971465629053" calcext:value-type="float">
            <text:p>-8.8197146563</text:p>
          </table:table-cell>
          <table:table-cell table:formula="of:=([.G82]*100)/[.$A82]" office:value-type="float" office:value="-11.1543450064851" calcext:value-type="float">
            <text:p>-11.1543450065</text:p>
          </table:table-cell>
          <table:table-cell table:formula="of:=([.H82]*100)/[.$A82]" office:value-type="float" office:value="-6.09597924773022" calcext:value-type="float">
            <text:p>-6.095979247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75" calcext:value-type="float">
            <text:p>1075</text:p>
          </table:table-cell>
          <table:table-cell office:value-type="float" office:value="1240" calcext:value-type="float">
            <text:p>1240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$A83]-[.B83]" office:value-type="float" office:value="-263" calcext:value-type="float">
            <text:p>-263</text:p>
          </table:table-cell>
          <table:table-cell table:formula="of:=[.$A83]-[.C83]" office:value-type="float" office:value="-428" calcext:value-type="float">
            <text:p>-428</text:p>
          </table:table-cell>
          <table:table-cell table:formula="of:=[.$A83]-[.D83]" office:value-type="float" office:value="0" calcext:value-type="float">
            <text:p>0</text:p>
          </table:table-cell>
          <table:table-cell/>
          <table:table-cell table:formula="of:=([.F83]*100)/[.$A83]" office:value-type="float" office:value="-32.3891625615764" calcext:value-type="float">
            <text:p>-32.3891625616</text:p>
          </table:table-cell>
          <table:table-cell table:formula="of:=([.G83]*100)/[.$A83]" office:value-type="float" office:value="-52.7093596059113" calcext:value-type="float">
            <text:p>-52.7093596059</text:p>
          </table:table-cell>
          <table:table-cell table:formula="of:=([.H83]*100)/[.$A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34" calcext:value-type="float">
            <text:p>1134</text:p>
          </table:table-cell>
          <table:table-cell office:value-type="float" office:value="1096" calcext:value-type="float">
            <text:p>1096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$A84]-[.B84]" office:value-type="float" office:value="-157" calcext:value-type="float">
            <text:p>-157</text:p>
          </table:table-cell>
          <table:table-cell table:formula="of:=[.$A84]-[.C84]" office:value-type="float" office:value="-119" calcext:value-type="float">
            <text:p>-119</text:p>
          </table:table-cell>
          <table:table-cell table:formula="of:=[.$A84]-[.D84]" office:value-type="float" office:value="-157" calcext:value-type="float">
            <text:p>-157</text:p>
          </table:table-cell>
          <table:table-cell/>
          <table:table-cell table:formula="of:=([.F84]*100)/[.$A84]" office:value-type="float" office:value="-16.0696008188332" calcext:value-type="float">
            <text:p>-16.0696008188</text:p>
          </table:table-cell>
          <table:table-cell table:formula="of:=([.G84]*100)/[.$A84]" office:value-type="float" office:value="-12.1801432958035" calcext:value-type="float">
            <text:p>-12.1801432958</text:p>
          </table:table-cell>
          <table:table-cell table:formula="of:=([.H84]*100)/[.$A84]" office:value-type="float" office:value="-16.0696008188332" calcext:value-type="float">
            <text:p>-16.069600818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46" calcext:value-type="float">
            <text:p>1046</text:p>
          </table:table-cell>
          <table:table-cell office:value-type="float" office:value="885" calcext:value-type="float">
            <text:p>885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[.$A85]-[.B85]" office:value-type="float" office:value="-240" calcext:value-type="float">
            <text:p>-240</text:p>
          </table:table-cell>
          <table:table-cell table:formula="of:=[.$A85]-[.C85]" office:value-type="float" office:value="-79" calcext:value-type="float">
            <text:p>-79</text:p>
          </table:table-cell>
          <table:table-cell table:formula="of:=[.$A85]-[.D85]" office:value-type="float" office:value="-139" calcext:value-type="float">
            <text:p>-139</text:p>
          </table:table-cell>
          <table:table-cell/>
          <table:table-cell table:formula="of:=([.F85]*100)/[.$A85]" office:value-type="float" office:value="-29.7766749379653" calcext:value-type="float">
            <text:p>-29.776674938</text:p>
          </table:table-cell>
          <table:table-cell table:formula="of:=([.G85]*100)/[.$A85]" office:value-type="float" office:value="-9.8014888337469" calcext:value-type="float">
            <text:p>-9.8014888337</text:p>
          </table:table-cell>
          <table:table-cell table:formula="of:=([.H85]*100)/[.$A85]" office:value-type="float" office:value="-17.2456575682382" calcext:value-type="float">
            <text:p>-17.245657568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24" calcext:value-type="float">
            <text:p>1024</text:p>
          </table:table-cell>
          <table:table-cell office:value-type="float" office:value="888" calcext:value-type="float">
            <text:p>888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$A86]-[.B86]" office:value-type="float" office:value="-228" calcext:value-type="float">
            <text:p>-228</text:p>
          </table:table-cell>
          <table:table-cell table:formula="of:=[.$A86]-[.C86]" office:value-type="float" office:value="-92" calcext:value-type="float">
            <text:p>-92</text:p>
          </table:table-cell>
          <table:table-cell table:formula="of:=[.$A86]-[.D86]" office:value-type="float" office:value="-50" calcext:value-type="float">
            <text:p>-50</text:p>
          </table:table-cell>
          <table:table-cell/>
          <table:table-cell table:formula="of:=([.F86]*100)/[.$A86]" office:value-type="float" office:value="-28.643216080402" calcext:value-type="float">
            <text:p>-28.6432160804</text:p>
          </table:table-cell>
          <table:table-cell table:formula="of:=([.G86]*100)/[.$A86]" office:value-type="float" office:value="-11.5577889447236" calcext:value-type="float">
            <text:p>-11.5577889447</text:p>
          </table:table-cell>
          <table:table-cell table:formula="of:=([.H86]*100)/[.$A86]" office:value-type="float" office:value="-6.28140703517588" calcext:value-type="float">
            <text:p>-6.281407035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04" calcext:value-type="float">
            <text:p>1004</text:p>
          </table:table-cell>
          <table:table-cell office:value-type="float" office:value="978" calcext:value-type="float">
            <text:p>978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$A87]-[.B87]" office:value-type="float" office:value="-213" calcext:value-type="float">
            <text:p>-213</text:p>
          </table:table-cell>
          <table:table-cell table:formula="of:=[.$A87]-[.C87]" office:value-type="float" office:value="-187" calcext:value-type="float">
            <text:p>-187</text:p>
          </table:table-cell>
          <table:table-cell table:formula="of:=[.$A87]-[.D87]" office:value-type="float" office:value="-197" calcext:value-type="float">
            <text:p>-197</text:p>
          </table:table-cell>
          <table:table-cell/>
          <table:table-cell table:formula="of:=([.F87]*100)/[.$A87]" office:value-type="float" office:value="-26.9279393173198" calcext:value-type="float">
            <text:p>-26.9279393173</text:p>
          </table:table-cell>
          <table:table-cell table:formula="of:=([.G87]*100)/[.$A87]" office:value-type="float" office:value="-23.6409608091024" calcext:value-type="float">
            <text:p>-23.6409608091</text:p>
          </table:table-cell>
          <table:table-cell table:formula="of:=([.H87]*100)/[.$A87]" office:value-type="float" office:value="-24.905183312263" calcext:value-type="float">
            <text:p>-24.90518331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74" calcext:value-type="float">
            <text:p>1174</text:p>
          </table:table-cell>
          <table:table-cell office:value-type="float" office:value="989" calcext:value-type="float">
            <text:p>989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[.$A88]-[.B88]" office:value-type="float" office:value="-239" calcext:value-type="float">
            <text:p>-239</text:p>
          </table:table-cell>
          <table:table-cell table:formula="of:=[.$A88]-[.C88]" office:value-type="float" office:value="-54" calcext:value-type="float">
            <text:p>-54</text:p>
          </table:table-cell>
          <table:table-cell table:formula="of:=[.$A88]-[.D88]" office:value-type="float" office:value="-173" calcext:value-type="float">
            <text:p>-173</text:p>
          </table:table-cell>
          <table:table-cell/>
          <table:table-cell table:formula="of:=([.F88]*100)/[.$A88]" office:value-type="float" office:value="-25.5614973262032" calcext:value-type="float">
            <text:p>-25.5614973262</text:p>
          </table:table-cell>
          <table:table-cell table:formula="of:=([.G88]*100)/[.$A88]" office:value-type="float" office:value="-5.77540106951872" calcext:value-type="float">
            <text:p>-5.7754010695</text:p>
          </table:table-cell>
          <table:table-cell table:formula="of:=([.H88]*100)/[.$A88]" office:value-type="float" office:value="-18.5026737967914" calcext:value-type="float">
            <text:p>-18.502673796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39" calcext:value-type="float">
            <text:p>1139</text:p>
          </table:table-cell>
          <table:table-cell office:value-type="float" office:value="1060" calcext:value-type="float">
            <text:p>1060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$A89]-[.B89]" office:value-type="float" office:value="-185" calcext:value-type="float">
            <text:p>-185</text:p>
          </table:table-cell>
          <table:table-cell table:formula="of:=[.$A89]-[.C89]" office:value-type="float" office:value="-106" calcext:value-type="float">
            <text:p>-106</text:p>
          </table:table-cell>
          <table:table-cell table:formula="of:=[.$A89]-[.D89]" office:value-type="float" office:value="-105" calcext:value-type="float">
            <text:p>-105</text:p>
          </table:table-cell>
          <table:table-cell/>
          <table:table-cell table:formula="of:=([.F89]*100)/[.$A89]" office:value-type="float" office:value="-19.3920335429769" calcext:value-type="float">
            <text:p>-19.392033543</text:p>
          </table:table-cell>
          <table:table-cell table:formula="of:=([.G89]*100)/[.$A89]" office:value-type="float" office:value="-11.1111111111111" calcext:value-type="float">
            <text:p>-11.1111111111</text:p>
          </table:table-cell>
          <table:table-cell table:formula="of:=([.H89]*100)/[.$A89]" office:value-type="float" office:value="-11.0062893081761" calcext:value-type="float">
            <text:p>-11.00628930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42" calcext:value-type="float">
            <text:p>1142</text:p>
          </table:table-cell>
          <table:table-cell office:value-type="float" office:value="1067" calcext:value-type="float">
            <text:p>1067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$A90]-[.B90]" office:value-type="float" office:value="-208" calcext:value-type="float">
            <text:p>-208</text:p>
          </table:table-cell>
          <table:table-cell table:formula="of:=[.$A90]-[.C90]" office:value-type="float" office:value="-133" calcext:value-type="float">
            <text:p>-133</text:p>
          </table:table-cell>
          <table:table-cell table:formula="of:=[.$A90]-[.D90]" office:value-type="float" office:value="-208" calcext:value-type="float">
            <text:p>-208</text:p>
          </table:table-cell>
          <table:table-cell/>
          <table:table-cell table:formula="of:=([.F90]*100)/[.$A90]" office:value-type="float" office:value="-22.2698072805139" calcext:value-type="float">
            <text:p>-22.2698072805</text:p>
          </table:table-cell>
          <table:table-cell table:formula="of:=([.G90]*100)/[.$A90]" office:value-type="float" office:value="-14.2398286937902" calcext:value-type="float">
            <text:p>-14.2398286938</text:p>
          </table:table-cell>
          <table:table-cell table:formula="of:=([.H90]*100)/[.$A90]" office:value-type="float" office:value="-22.2698072805139" calcext:value-type="float">
            <text:p>-22.269807280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53" calcext:value-type="float">
            <text:p>1153</text:p>
          </table:table-cell>
          <table:table-cell office:value-type="float" office:value="1133" calcext:value-type="float">
            <text:p>1133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$A91]-[.B91]" office:value-type="float" office:value="-131" calcext:value-type="float">
            <text:p>-131</text:p>
          </table:table-cell>
          <table:table-cell table:formula="of:=[.$A91]-[.C91]" office:value-type="float" office:value="-111" calcext:value-type="float">
            <text:p>-111</text:p>
          </table:table-cell>
          <table:table-cell table:formula="of:=[.$A91]-[.D91]" office:value-type="float" office:value="-82" calcext:value-type="float">
            <text:p>-82</text:p>
          </table:table-cell>
          <table:table-cell/>
          <table:table-cell table:formula="of:=([.F91]*100)/[.$A91]" office:value-type="float" office:value="-12.8180039138943" calcext:value-type="float">
            <text:p>-12.8180039139</text:p>
          </table:table-cell>
          <table:table-cell table:formula="of:=([.G91]*100)/[.$A91]" office:value-type="float" office:value="-10.8610567514677" calcext:value-type="float">
            <text:p>-10.8610567515</text:p>
          </table:table-cell>
          <table:table-cell table:formula="of:=([.H91]*100)/[.$A91]" office:value-type="float" office:value="-8.02348336594912" calcext:value-type="float">
            <text:p>-8.02348336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36" calcext:value-type="float">
            <text:p>1036</text:p>
          </table:table-cell>
          <table:table-cell office:value-type="float" office:value="902" calcext:value-type="float">
            <text:p>902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$A92]-[.B92]" office:value-type="float" office:value="-154" calcext:value-type="float">
            <text:p>-154</text:p>
          </table:table-cell>
          <table:table-cell table:formula="of:=[.$A92]-[.C92]" office:value-type="float" office:value="-20" calcext:value-type="float">
            <text:p>-20</text:p>
          </table:table-cell>
          <table:table-cell table:formula="of:=[.$A92]-[.D92]" office:value-type="float" office:value="-3" calcext:value-type="float">
            <text:p>-3</text:p>
          </table:table-cell>
          <table:table-cell/>
          <table:table-cell table:formula="of:=([.F92]*100)/[.$A92]" office:value-type="float" office:value="-17.4603174603175" calcext:value-type="float">
            <text:p>-17.4603174603</text:p>
          </table:table-cell>
          <table:table-cell table:formula="of:=([.G92]*100)/[.$A92]" office:value-type="float" office:value="-2.26757369614512" calcext:value-type="float">
            <text:p>-2.2675736961</text:p>
          </table:table-cell>
          <table:table-cell table:formula="of:=([.H92]*100)/[.$A92]" office:value-type="float" office:value="-0.340136054421769" calcext:value-type="float">
            <text:p>-0.340136054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93" calcext:value-type="float">
            <text:p>1293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$A93]-[.B93]" office:value-type="float" office:value="-337" calcext:value-type="float">
            <text:p>-337</text:p>
          </table:table-cell>
          <table:table-cell table:formula="of:=[.$A93]-[.C93]" office:value-type="float" office:value="-85" calcext:value-type="float">
            <text:p>-85</text:p>
          </table:table-cell>
          <table:table-cell table:formula="of:=[.$A93]-[.D93]" office:value-type="float" office:value="-32" calcext:value-type="float">
            <text:p>-32</text:p>
          </table:table-cell>
          <table:table-cell/>
          <table:table-cell table:formula="of:=([.F93]*100)/[.$A93]" office:value-type="float" office:value="-35.2510460251046" calcext:value-type="float">
            <text:p>-35.2510460251</text:p>
          </table:table-cell>
          <table:table-cell table:formula="of:=([.G93]*100)/[.$A93]" office:value-type="float" office:value="-8.89121338912134" calcext:value-type="float">
            <text:p>-8.8912133891</text:p>
          </table:table-cell>
          <table:table-cell table:formula="of:=([.H93]*100)/[.$A93]" office:value-type="float" office:value="-3.34728033472803" calcext:value-type="float">
            <text:p>-3.347280334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50" calcext:value-type="float">
            <text:p>1150</text:p>
          </table:table-cell>
          <table:table-cell office:value-type="float" office:value="1060" calcext:value-type="float">
            <text:p>1060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$A94]-[.B94]" office:value-type="float" office:value="-363" calcext:value-type="float">
            <text:p>-363</text:p>
          </table:table-cell>
          <table:table-cell table:formula="of:=[.$A94]-[.C94]" office:value-type="float" office:value="-273" calcext:value-type="float">
            <text:p>-273</text:p>
          </table:table-cell>
          <table:table-cell table:formula="of:=[.$A94]-[.D94]" office:value-type="float" office:value="0" calcext:value-type="float">
            <text:p>0</text:p>
          </table:table-cell>
          <table:table-cell/>
          <table:table-cell table:formula="of:=([.F94]*100)/[.$A94]" office:value-type="float" office:value="-46.1245235069886" calcext:value-type="float">
            <text:p>-46.124523507</text:p>
          </table:table-cell>
          <table:table-cell table:formula="of:=([.G94]*100)/[.$A94]" office:value-type="float" office:value="-34.6886912325286" calcext:value-type="float">
            <text:p>-34.6886912325</text:p>
          </table:table-cell>
          <table:table-cell table:formula="of:=([.H94]*100)/[.$A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35" calcext:value-type="float">
            <text:p>1035</text:p>
          </table:table-cell>
          <table:table-cell office:value-type="float" office:value="1140" calcext:value-type="float">
            <text:p>1140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$A95]-[.B95]" office:value-type="float" office:value="-118" calcext:value-type="float">
            <text:p>-118</text:p>
          </table:table-cell>
          <table:table-cell table:formula="of:=[.$A95]-[.C95]" office:value-type="float" office:value="-223" calcext:value-type="float">
            <text:p>-223</text:p>
          </table:table-cell>
          <table:table-cell table:formula="of:=[.$A95]-[.D95]" office:value-type="float" office:value="-103" calcext:value-type="float">
            <text:p>-103</text:p>
          </table:table-cell>
          <table:table-cell/>
          <table:table-cell table:formula="of:=([.F95]*100)/[.$A95]" office:value-type="float" office:value="-12.8680479825518" calcext:value-type="float">
            <text:p>-12.8680479826</text:p>
          </table:table-cell>
          <table:table-cell table:formula="of:=([.G95]*100)/[.$A95]" office:value-type="float" office:value="-24.3184296619411" calcext:value-type="float">
            <text:p>-24.3184296619</text:p>
          </table:table-cell>
          <table:table-cell table:formula="of:=([.H95]*100)/[.$A95]" office:value-type="float" office:value="-11.2322791712105" calcext:value-type="float">
            <text:p>-11.23227917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00" calcext:value-type="float">
            <text:p>1100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$A96]-[.B96]" office:value-type="float" office:value="-258" calcext:value-type="float">
            <text:p>-258</text:p>
          </table:table-cell>
          <table:table-cell table:formula="of:=[.$A96]-[.C96]" office:value-type="float" office:value="-74" calcext:value-type="float">
            <text:p>-74</text:p>
          </table:table-cell>
          <table:table-cell table:formula="of:=[.$A96]-[.D96]" office:value-type="float" office:value="-129" calcext:value-type="float">
            <text:p>-129</text:p>
          </table:table-cell>
          <table:table-cell/>
          <table:table-cell table:formula="of:=([.F96]*100)/[.$A96]" office:value-type="float" office:value="-30.6413301662708" calcext:value-type="float">
            <text:p>-30.6413301663</text:p>
          </table:table-cell>
          <table:table-cell table:formula="of:=([.G96]*100)/[.$A96]" office:value-type="float" office:value="-8.78859857482185" calcext:value-type="float">
            <text:p>-8.7885985748</text:p>
          </table:table-cell>
          <table:table-cell table:formula="of:=([.H96]*100)/[.$A96]" office:value-type="float" office:value="-15.3206650831354" calcext:value-type="float">
            <text:p>-15.320665083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42" calcext:value-type="float">
            <text:p>1142</text:p>
          </table:table-cell>
          <table:table-cell office:value-type="float" office:value="829" calcext:value-type="float">
            <text:p>829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$A97]-[.B97]" office:value-type="float" office:value="-313" calcext:value-type="float">
            <text:p>-313</text:p>
          </table:table-cell>
          <table:table-cell table:formula="of:=[.$A97]-[.C97]" office:value-type="float" office:value="0" calcext:value-type="float">
            <text:p>0</text:p>
          </table:table-cell>
          <table:table-cell table:formula="of:=[.$A97]-[.D97]" office:value-type="float" office:value="-238" calcext:value-type="float">
            <text:p>-238</text:p>
          </table:table-cell>
          <table:table-cell/>
          <table:table-cell table:formula="of:=([.F97]*100)/[.$A97]" office:value-type="float" office:value="-37.7563329312425" calcext:value-type="float">
            <text:p>-37.7563329312</text:p>
          </table:table-cell>
          <table:table-cell table:formula="of:=([.G97]*100)/[.$A97]" office:value-type="float" office:value="0" calcext:value-type="float">
            <text:p>0</text:p>
          </table:table-cell>
          <table:table-cell table:formula="of:=([.H97]*100)/[.$A97]" office:value-type="float" office:value="-28.7092882991556" calcext:value-type="float">
            <text:p>-28.709288299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46" calcext:value-type="float">
            <text:p>1246</text:p>
          </table:table-cell>
          <table:table-cell office:value-type="float" office:value="1151" calcext:value-type="float">
            <text:p>1151</text:p>
          </table:table-cell>
          <table:table-cell office:value-type="float" office:value="1183" calcext:value-type="float">
            <text:p>1183</text:p>
          </table:table-cell>
          <table:table-cell/>
          <table:table-cell table:formula="of:=[.$A98]-[.B98]" office:value-type="float" office:value="-263" calcext:value-type="float">
            <text:p>-263</text:p>
          </table:table-cell>
          <table:table-cell table:formula="of:=[.$A98]-[.C98]" office:value-type="float" office:value="-168" calcext:value-type="float">
            <text:p>-168</text:p>
          </table:table-cell>
          <table:table-cell table:formula="of:=[.$A98]-[.D98]" office:value-type="float" office:value="-200" calcext:value-type="float">
            <text:p>-200</text:p>
          </table:table-cell>
          <table:table-cell/>
          <table:table-cell table:formula="of:=([.F98]*100)/[.$A98]" office:value-type="float" office:value="-26.7548321464903" calcext:value-type="float">
            <text:p>-26.7548321465</text:p>
          </table:table-cell>
          <table:table-cell table:formula="of:=([.G98]*100)/[.$A98]" office:value-type="float" office:value="-17.0905391658189" calcext:value-type="float">
            <text:p>-17.0905391658</text:p>
          </table:table-cell>
          <table:table-cell table:formula="of:=([.H98]*100)/[.$A98]" office:value-type="float" office:value="-20.3458799593082" calcext:value-type="float">
            <text:p>-20.345879959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50" calcext:value-type="float">
            <text:p>1050</text:p>
          </table:table-cell>
          <table:table-cell office:value-type="float" office:value="878" calcext:value-type="float">
            <text:p>878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$A99]-[.B99]" office:value-type="float" office:value="-172" calcext:value-type="float">
            <text:p>-172</text:p>
          </table:table-cell>
          <table:table-cell table:formula="of:=[.$A99]-[.C99]" office:value-type="float" office:value="0" calcext:value-type="float">
            <text:p>0</text:p>
          </table:table-cell>
          <table:table-cell table:formula="of:=[.$A99]-[.D99]" office:value-type="float" office:value="-61" calcext:value-type="float">
            <text:p>-61</text:p>
          </table:table-cell>
          <table:table-cell/>
          <table:table-cell table:formula="of:=([.F99]*100)/[.$A99]" office:value-type="float" office:value="-19.5899772209567" calcext:value-type="float">
            <text:p>-19.589977221</text:p>
          </table:table-cell>
          <table:table-cell table:formula="of:=([.G99]*100)/[.$A99]" office:value-type="float" office:value="0" calcext:value-type="float">
            <text:p>0</text:p>
          </table:table-cell>
          <table:table-cell table:formula="of:=([.H99]*100)/[.$A99]" office:value-type="float" office:value="-6.94760820045558" calcext:value-type="float">
            <text:p>-6.94760820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99" calcext:value-type="float">
            <text:p>1099</text:p>
          </table:table-cell>
          <table:table-cell office:value-type="float" office:value="978" calcext:value-type="float">
            <text:p>978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$A100]-[.B100]" office:value-type="float" office:value="-210" calcext:value-type="float">
            <text:p>-210</text:p>
          </table:table-cell>
          <table:table-cell table:formula="of:=[.$A100]-[.C100]" office:value-type="float" office:value="-89" calcext:value-type="float">
            <text:p>-89</text:p>
          </table:table-cell>
          <table:table-cell table:formula="of:=[.$A100]-[.D100]" office:value-type="float" office:value="-79" calcext:value-type="float">
            <text:p>-79</text:p>
          </table:table-cell>
          <table:table-cell/>
          <table:table-cell table:formula="of:=([.F100]*100)/[.$A100]" office:value-type="float" office:value="-23.6220472440945" calcext:value-type="float">
            <text:p>-23.6220472441</text:p>
          </table:table-cell>
          <table:table-cell table:formula="of:=([.G100]*100)/[.$A100]" office:value-type="float" office:value="-10.0112485939258" calcext:value-type="float">
            <text:p>-10.0112485939</text:p>
          </table:table-cell>
          <table:table-cell table:formula="of:=([.H100]*100)/[.$A100]" office:value-type="float" office:value="-8.88638920134983" calcext:value-type="float">
            <text:p>-8.886389201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formula="of:=COUNTIF([.F1:.F100];0)" office:value-type="float" office:value="1" calcext:value-type="float">
            <text:p>1</text:p>
          </table:table-cell>
          <table:table-cell table:formula="of:=COUNTIF([.G1:.G100];0)" office:value-type="float" office:value="6" calcext:value-type="float">
            <text:p>6</text:p>
          </table:table-cell>
          <table:table-cell table:formula="of:=COUNTIF([.H1:.H100];0)" office:value-type="float" office:value="6" calcext:value-type="float">
            <text:p>6</text:p>
          </table:table-cell>
          <table:table-cell/>
          <table:table-cell table:formula="of:=ABS(AVERAGE([.J1:.J100]))" office:value-type="float" office:value="25.3452153127095" calcext:value-type="float">
            <text:p>25.3452153127</text:p>
          </table:table-cell>
          <table:table-cell table:formula="of:=ABS(AVERAGE([.K1:.K100]))" office:value-type="float" office:value="12.8494610882184" calcext:value-type="float">
            <text:p>12.8494610882</text:p>
          </table:table-cell>
          <table:table-cell table:formula="of:=ABS(AVERAGE([.L1:.L100]))" office:value-type="float" office:value="11.4995459515852" calcext:value-type="float">
            <text:p>11.4995459516</text:p>
          </table:table-cell>
        </table:table-row>
        <table:table-row table:style-name="ro1">
          <table:table-cell table:number-columns-repeated="9"/>
          <table:table-cell table:formula="of:=SQRT(VAR([.J1:.J100]))" office:value-type="float" office:value="9.96242471773692" calcext:value-type="float">
            <text:p>9.9624247177</text:p>
          </table:table-cell>
          <table:table-cell table:formula="of:=SQRT(VAR([.K1:.K100]))" office:value-type="float" office:value="9.43214391130698" calcext:value-type="float">
            <text:p>9.4321439113</text:p>
          </table:table-cell>
          <table:table-cell table:formula="of:=SQRT(VAR([.L1:.L100]))" office:value-type="float" office:value="8.01318357198979" calcext:value-type="float">
            <text:p>8.013183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2:58:16.142279566</dc:date>
    <meta:document-statistic meta:table-count="1" meta:cell-count="1009" meta:object-count="0"/>
    <meta:generator>LibreOffice/4.2.7.2$Linux_X86_64 LibreOffice_project/420m0$Build-2</meta:generator>
  </office:meta>
</office:document-meta>
</file>